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c1fd"/>
    </style:style>
    <style:style style:name="P2" style:family="paragraph" style:parent-style-name="Text_20_body">
      <style:text-properties fo:font-style="italic" officeooo:rsid="0052a2b7" officeooo:paragraph-rsid="0011c1fd" style:font-style-asian="italic" style:font-style-complex="italic"/>
    </style:style>
    <style:style style:name="P3" style:family="paragraph" style:parent-style-name="Text_20_body">
      <style:text-properties fo:font-style="italic" officeooo:rsid="005b5a46" officeooo:paragraph-rsid="0011c1fd" style:font-style-asian="italic" style:font-style-complex="italic"/>
    </style:style>
    <style:style style:name="P4" style:family="paragraph" style:parent-style-name="Text_20_body">
      <style:text-properties fo:font-style="italic" officeooo:rsid="01fb24cb" officeooo:paragraph-rsid="01f04dcd" style:font-style-asian="italic" style:font-style-complex="italic"/>
    </style:style>
    <style:style style:name="P5" style:family="paragraph" style:parent-style-name="Text_20_body">
      <style:text-properties fo:font-style="italic" officeooo:rsid="020dda5d" officeooo:paragraph-rsid="01f04dcd" style:font-style-asian="italic" style:font-style-complex="italic"/>
    </style:style>
    <style:style style:name="P6" style:family="paragraph" style:parent-style-name="Text_20_body">
      <style:text-properties fo:font-style="italic" officeooo:rsid="0238eb5c" officeooo:paragraph-rsid="01f04dcd" style:font-style-asian="italic" style:font-style-complex="italic"/>
    </style:style>
    <style:style style:name="P7" style:family="paragraph" style:parent-style-name="Text_20_body">
      <style:text-properties fo:font-style="normal" officeooo:paragraph-rsid="0011c1fd" style:font-style-asian="normal" style:font-style-complex="normal"/>
    </style:style>
    <style:style style:name="P8" style:family="paragraph" style:parent-style-name="Text_20_body">
      <style:text-properties fo:font-style="normal" officeooo:paragraph-rsid="007f6f55" style:font-style-asian="normal" style:font-style-complex="normal"/>
    </style:style>
    <style:style style:name="P9" style:family="paragraph" style:parent-style-name="Text_20_body">
      <style:text-properties fo:font-style="normal" officeooo:rsid="00808e6b" officeooo:paragraph-rsid="007f6f55" style:font-style-asian="normal" style:font-style-complex="normal"/>
    </style:style>
    <style:style style:name="P10" style:family="paragraph" style:parent-style-name="Text_20_body">
      <style:text-properties fo:font-style="normal" officeooo:paragraph-rsid="00a963b4" style:font-style-asian="normal" style:font-style-complex="normal"/>
    </style:style>
    <style:style style:name="P11" style:family="paragraph" style:parent-style-name="Text_20_body">
      <style:text-properties fo:font-style="normal" officeooo:paragraph-rsid="00e308ca" style:font-style-asian="normal" style:font-style-complex="normal"/>
    </style:style>
    <style:style style:name="P12" style:family="paragraph" style:parent-style-name="Text_20_body">
      <style:text-properties fo:font-style="normal" officeooo:paragraph-rsid="011770ba" style:font-style-asian="normal" style:font-style-complex="normal"/>
    </style:style>
    <style:style style:name="P13" style:family="paragraph" style:parent-style-name="Text_20_body">
      <style:text-properties fo:font-style="normal" officeooo:rsid="01005831" officeooo:paragraph-rsid="00e308ca" style:font-style-asian="normal" style:font-style-complex="normal"/>
    </style:style>
    <style:style style:name="P14" style:family="paragraph" style:parent-style-name="Text_20_body">
      <style:text-properties fo:font-style="normal" officeooo:rsid="015b09d2" officeooo:paragraph-rsid="011770ba" style:font-style-asian="normal" style:font-style-complex="normal"/>
    </style:style>
    <style:style style:name="P15" style:family="paragraph" style:parent-style-name="Text_20_body">
      <style:text-properties fo:font-style="normal" officeooo:rsid="015cc26d" officeooo:paragraph-rsid="011770ba" style:font-style-asian="normal" style:font-style-complex="normal"/>
    </style:style>
    <style:style style:name="P16" style:family="paragraph" style:parent-style-name="Text_20_body">
      <style:text-properties fo:font-style="normal" officeooo:rsid="017340fd" officeooo:paragraph-rsid="011770ba" style:font-style-asian="normal" style:font-style-complex="normal"/>
    </style:style>
    <style:style style:name="P17" style:family="paragraph" style:parent-style-name="Text_20_body">
      <style:text-properties fo:font-style="normal" officeooo:paragraph-rsid="017cf9ed" style:font-style-asian="normal" style:font-style-complex="normal"/>
    </style:style>
    <style:style style:name="P18" style:family="paragraph" style:parent-style-name="Text_20_body">
      <style:text-properties fo:font-style="normal" officeooo:rsid="01c969af" officeooo:paragraph-rsid="011770ba" style:font-style-asian="normal" style:font-style-complex="normal"/>
    </style:style>
    <style:style style:name="P19" style:family="paragraph" style:parent-style-name="Text_20_body">
      <style:text-properties fo:font-style="normal" officeooo:rsid="01fcff1b" officeooo:paragraph-rsid="01f04dcd" style:font-style-asian="normal" style:font-style-complex="normal"/>
    </style:style>
    <style:style style:name="P20" style:family="paragraph" style:parent-style-name="Text_20_body">
      <style:text-properties fo:font-style="normal" officeooo:rsid="020dda5d" officeooo:paragraph-rsid="01f04dcd" style:font-style-asian="normal" style:font-style-complex="normal"/>
    </style:style>
    <style:style style:name="P21" style:family="paragraph" style:parent-style-name="Text_20_body">
      <style:text-properties fo:font-style="normal" officeooo:rsid="023d1549" officeooo:paragraph-rsid="01f04dcd" style:font-style-asian="normal" style:font-style-complex="normal"/>
    </style:style>
    <style:style style:name="P22" style:family="paragraph" style:parent-style-name="Text_20_body">
      <style:text-properties fo:font-style="normal" officeooo:rsid="02557cee" officeooo:paragraph-rsid="01f04dcd" style:font-style-asian="normal" style:font-style-complex="normal"/>
    </style:style>
    <style:style style:name="P23" style:family="paragraph" style:parent-style-name="Text_20_body">
      <style:text-properties fo:font-style="normal" officeooo:rsid="02557cee" officeooo:paragraph-rsid="026c8455" style:font-style-asian="normal" style:font-style-complex="normal"/>
    </style:style>
    <style:style style:name="P24" style:family="paragraph" style:parent-style-name="Text_20_body">
      <style:text-properties fo:font-style="normal" officeooo:rsid="02557cee" officeooo:paragraph-rsid="026d5c0f" style:font-style-asian="normal" style:font-style-complex="normal"/>
    </style:style>
    <style:style style:name="P25" style:family="paragraph" style:parent-style-name="Text_20_body">
      <style:text-properties fo:font-style="normal" officeooo:rsid="03107099" officeooo:paragraph-rsid="02730d20" style:font-style-asian="normal" style:font-style-complex="normal"/>
    </style:style>
    <style:style style:name="P26" style:family="paragraph" style:parent-style-name="Text_20_body">
      <style:text-properties fo:font-style="normal" officeooo:rsid="03ace712" officeooo:paragraph-rsid="033f5c10" style:font-style-asian="normal" style:font-style-complex="normal"/>
    </style:style>
    <style:style style:name="P27" style:family="paragraph" style:parent-style-name="Text_20_body">
      <style:text-properties fo:font-style="normal" officeooo:rsid="03aeebc9" officeooo:paragraph-rsid="033f5c10" style:font-style-asian="normal" style:font-style-complex="normal"/>
    </style:style>
    <style:style style:name="P28" style:family="paragraph" style:parent-style-name="Text_20_body">
      <style:text-properties officeooo:paragraph-rsid="00a963b4"/>
    </style:style>
    <style:style style:name="P29" style:family="paragraph" style:parent-style-name="Text_20_body">
      <style:text-properties officeooo:paragraph-rsid="01f04dcd"/>
    </style:style>
    <style:style style:name="P30" style:family="paragraph" style:parent-style-name="Text_20_body">
      <style:text-properties officeooo:paragraph-rsid="026d5c0f"/>
    </style:style>
    <style:style style:name="P31" style:family="paragraph" style:parent-style-name="Text_20_body">
      <style:text-properties officeooo:paragraph-rsid="02730d20"/>
    </style:style>
    <style:style style:name="P32" style:family="paragraph" style:parent-style-name="Text_20_body">
      <style:text-properties officeooo:paragraph-rsid="032a7607"/>
    </style:style>
    <style:style style:name="P33" style:family="paragraph" style:parent-style-name="Text_20_body">
      <style:text-properties officeooo:paragraph-rsid="033f5c10"/>
    </style:style>
    <style:style style:name="P34" style:family="paragraph" style:parent-style-name="Text_20_body">
      <style:text-properties officeooo:paragraph-rsid="03b4cdab"/>
    </style:style>
    <style:style style:name="P35" style:family="paragraph" style:parent-style-name="Text_20_body">
      <style:text-properties officeooo:paragraph-rsid="03b67ae6"/>
    </style:style>
    <style:style style:name="P3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11c1fd"/>
    </style:style>
    <style:style style:name="P3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f04dcd"/>
    </style:style>
    <style:style style:name="P3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730d20"/>
    </style:style>
    <style:style style:name="P3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normal" officeooo:rsid="0110d837" officeooo:paragraph-rsid="011770ba" style:font-style-asian="normal" style:font-style-complex="normal"/>
    </style:style>
    <style:style style:name="P4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italic" officeooo:rsid="0238eb5c" officeooo:paragraph-rsid="01f04dcd" style:font-style-asian="italic" style:font-style-complex="italic"/>
    </style:style>
    <style:style style:name="P41" style:family="paragraph" style:parent-style-name="Text_20_body">
      <style:text-properties officeooo:paragraph-rsid="0011c1fd"/>
    </style:style>
    <style:style style:name="P42" style:family="paragraph" style:parent-style-name="Heading_20_1">
      <style:text-properties officeooo:rsid="0011c1fd" officeooo:paragraph-rsid="0011c1fd"/>
    </style:style>
    <style:style style:name="P43" style:family="paragraph" style:parent-style-name="Heading_20_1">
      <style:paragraph-properties fo:break-before="page"/>
      <style:text-properties officeooo:rsid="00a963b4" officeooo:paragraph-rsid="00a963b4"/>
    </style:style>
    <style:style style:name="P44" style:family="paragraph" style:parent-style-name="Heading_20_1">
      <style:paragraph-properties fo:break-before="page"/>
      <style:text-properties officeooo:rsid="0159ae97" officeooo:paragraph-rsid="0159ae97"/>
    </style:style>
    <style:style style:name="P45" style:family="paragraph" style:parent-style-name="Heading_20_1">
      <style:paragraph-properties fo:break-before="page"/>
      <style:text-properties officeooo:rsid="01f04dcd" officeooo:paragraph-rsid="01f04dcd"/>
    </style:style>
    <style:style style:name="P46" style:family="paragraph" style:parent-style-name="Heading_20_1">
      <style:paragraph-properties fo:break-before="page"/>
      <style:text-properties officeooo:rsid="02730d20" officeooo:paragraph-rsid="02730d20"/>
    </style:style>
    <style:style style:name="P47" style:family="paragraph" style:parent-style-name="Heading_20_1">
      <style:paragraph-properties fo:break-before="page"/>
      <style:text-properties officeooo:rsid="032a7607" officeooo:paragraph-rsid="032a7607"/>
    </style:style>
    <style:style style:name="T1" style:family="text">
      <style:text-properties officeooo:rsid="001e4a46"/>
    </style:style>
    <style:style style:name="T2" style:family="text">
      <style:text-properties fo:font-style="italic" style:font-style-asian="italic" style:font-style-complex="italic"/>
    </style:style>
    <style:style style:name="T3" style:family="text">
      <style:text-properties fo:font-style="italic" officeooo:rsid="00208742" style:font-style-asian="italic" style:font-style-complex="italic"/>
    </style:style>
    <style:style style:name="T4" style:family="text">
      <style:text-properties fo:font-style="italic" officeooo:rsid="0021ffd0" style:font-style-asian="italic" style:font-style-complex="italic"/>
    </style:style>
    <style:style style:name="T5" style:family="text">
      <style:text-properties fo:font-style="italic" officeooo:rsid="00354d09" style:font-style-asian="italic" style:font-style-complex="italic"/>
    </style:style>
    <style:style style:name="T6" style:family="text">
      <style:text-properties fo:font-style="italic" officeooo:rsid="00386e56" style:font-style-asian="italic" style:font-style-complex="italic"/>
    </style:style>
    <style:style style:name="T7" style:family="text">
      <style:text-properties fo:font-style="italic" officeooo:rsid="003a5758" style:font-style-asian="italic" style:font-style-complex="italic"/>
    </style:style>
    <style:style style:name="T8" style:family="text">
      <style:text-properties fo:font-style="italic" officeooo:rsid="003b0440" style:font-style-asian="italic" style:font-style-complex="italic"/>
    </style:style>
    <style:style style:name="T9" style:family="text">
      <style:text-properties fo:font-style="italic" officeooo:rsid="003cd01b" style:font-style-asian="italic" style:font-style-complex="italic"/>
    </style:style>
    <style:style style:name="T10" style:family="text">
      <style:text-properties fo:font-style="italic" officeooo:rsid="00409f99" style:font-style-asian="italic" style:font-style-complex="italic"/>
    </style:style>
    <style:style style:name="T11" style:family="text">
      <style:text-properties fo:font-style="italic" officeooo:rsid="004147b4" style:font-style-asian="italic" style:font-style-complex="italic"/>
    </style:style>
    <style:style style:name="T12" style:family="text">
      <style:text-properties fo:font-style="italic" officeooo:rsid="0044717c" style:font-style-asian="italic" style:font-style-complex="italic"/>
    </style:style>
    <style:style style:name="T13" style:family="text">
      <style:text-properties fo:font-style="italic" officeooo:rsid="004535f3" style:font-style-asian="italic" style:font-style-complex="italic"/>
    </style:style>
    <style:style style:name="T14" style:family="text">
      <style:text-properties fo:font-style="italic" officeooo:rsid="00463183" style:font-style-asian="italic" style:font-style-complex="italic"/>
    </style:style>
    <style:style style:name="T15" style:family="text">
      <style:text-properties fo:font-style="italic" officeooo:rsid="0046e2a2" style:font-style-asian="italic" style:font-style-complex="italic"/>
    </style:style>
    <style:style style:name="T16" style:family="text">
      <style:text-properties fo:font-style="italic" officeooo:rsid="0047c5d8" style:font-style-asian="italic" style:font-style-complex="italic"/>
    </style:style>
    <style:style style:name="T17" style:family="text">
      <style:text-properties fo:font-style="italic" officeooo:rsid="00488e0a" style:font-style-asian="italic" style:font-style-complex="italic"/>
    </style:style>
    <style:style style:name="T18" style:family="text">
      <style:text-properties fo:font-style="italic" officeooo:rsid="0049505f" style:font-style-asian="italic" style:font-style-complex="italic"/>
    </style:style>
    <style:style style:name="T19" style:family="text">
      <style:text-properties fo:font-style="italic" officeooo:rsid="004be2d5" style:font-style-asian="italic" style:font-style-complex="italic"/>
    </style:style>
    <style:style style:name="T20" style:family="text">
      <style:text-properties fo:font-style="italic" officeooo:rsid="004d30b4" style:font-style-asian="italic" style:font-style-complex="italic"/>
    </style:style>
    <style:style style:name="T21" style:family="text">
      <style:text-properties fo:font-style="italic" officeooo:rsid="004f6e2c" style:font-style-asian="italic" style:font-style-complex="italic"/>
    </style:style>
    <style:style style:name="T22" style:family="text">
      <style:text-properties fo:font-style="italic" officeooo:rsid="0050470c" style:font-style-asian="italic" style:font-style-complex="italic"/>
    </style:style>
    <style:style style:name="T23" style:family="text">
      <style:text-properties fo:font-style="italic" officeooo:rsid="005081ba" style:font-style-asian="italic" style:font-style-complex="italic"/>
    </style:style>
    <style:style style:name="T24" style:family="text">
      <style:text-properties fo:font-style="italic" officeooo:rsid="0051bac3" style:font-style-asian="italic" style:font-style-complex="italic"/>
    </style:style>
    <style:style style:name="T25" style:family="text">
      <style:text-properties fo:font-style="italic" officeooo:rsid="00523650" style:font-style-asian="italic" style:font-style-complex="italic"/>
    </style:style>
    <style:style style:name="T26" style:family="text">
      <style:text-properties fo:font-style="italic" officeooo:rsid="0052a2b7" style:font-style-asian="italic" style:font-style-complex="italic"/>
    </style:style>
    <style:style style:name="T27" style:family="text">
      <style:text-properties fo:font-style="italic" officeooo:rsid="0053926f" style:font-style-asian="italic" style:font-style-complex="italic"/>
    </style:style>
    <style:style style:name="T28" style:family="text">
      <style:text-properties fo:font-style="italic" officeooo:rsid="0054aa9b" style:font-style-asian="italic" style:font-style-complex="italic"/>
    </style:style>
    <style:style style:name="T29" style:family="text">
      <style:text-properties fo:font-style="italic" officeooo:rsid="00561783" style:font-style-asian="italic" style:font-style-complex="italic"/>
    </style:style>
    <style:style style:name="T30" style:family="text">
      <style:text-properties fo:font-style="italic" officeooo:rsid="005676b2" style:font-style-asian="italic" style:font-style-complex="italic"/>
    </style:style>
    <style:style style:name="T31" style:family="text">
      <style:text-properties fo:font-style="italic" officeooo:rsid="0057e4fa" style:font-style-asian="italic" style:font-style-complex="italic"/>
    </style:style>
    <style:style style:name="T32" style:family="text">
      <style:text-properties fo:font-style="italic" officeooo:rsid="0059c6f9" style:font-style-asian="italic" style:font-style-complex="italic"/>
    </style:style>
    <style:style style:name="T33" style:family="text">
      <style:text-properties fo:font-style="italic" officeooo:rsid="005aa844" style:font-style-asian="italic" style:font-style-complex="italic"/>
    </style:style>
    <style:style style:name="T34" style:family="text">
      <style:text-properties fo:font-style="italic" officeooo:rsid="005ac358" style:font-style-asian="italic" style:font-style-complex="italic"/>
    </style:style>
    <style:style style:name="T35" style:family="text">
      <style:text-properties fo:font-style="italic" officeooo:rsid="005b5a46" style:font-style-asian="italic" style:font-style-complex="italic"/>
    </style:style>
    <style:style style:name="T36" style:family="text">
      <style:text-properties fo:font-style="italic" officeooo:rsid="005c8415" style:font-style-asian="italic" style:font-style-complex="italic"/>
    </style:style>
    <style:style style:name="T37" style:family="text">
      <style:text-properties fo:font-style="italic" officeooo:rsid="005d2283" style:font-style-asian="italic" style:font-style-complex="italic"/>
    </style:style>
    <style:style style:name="T38" style:family="text">
      <style:text-properties fo:font-style="italic" officeooo:rsid="005dfcd6" style:font-style-asian="italic" style:font-style-complex="italic"/>
    </style:style>
    <style:style style:name="T39" style:family="text">
      <style:text-properties fo:font-style="italic" officeooo:rsid="005e65ea" style:font-style-asian="italic" style:font-style-complex="italic"/>
    </style:style>
    <style:style style:name="T40" style:family="text">
      <style:text-properties fo:font-style="italic" officeooo:rsid="005fee60" style:font-style-asian="italic" style:font-style-complex="italic"/>
    </style:style>
    <style:style style:name="T41" style:family="text">
      <style:text-properties fo:font-style="italic" officeooo:rsid="0061c2a8" style:font-style-asian="italic" style:font-style-complex="italic"/>
    </style:style>
    <style:style style:name="T42" style:family="text">
      <style:text-properties fo:font-style="italic" officeooo:rsid="00622d52" style:font-style-asian="italic" style:font-style-complex="italic"/>
    </style:style>
    <style:style style:name="T43" style:family="text">
      <style:text-properties fo:font-style="italic" officeooo:rsid="006938ba" style:font-style-asian="italic" style:font-style-complex="italic"/>
    </style:style>
    <style:style style:name="T44" style:family="text">
      <style:text-properties fo:font-style="italic" officeooo:rsid="0069f7b5" style:font-style-asian="italic" style:font-style-complex="italic"/>
    </style:style>
    <style:style style:name="T45" style:family="text">
      <style:text-properties fo:font-style="italic" officeooo:rsid="006b01fa" style:font-style-asian="italic" style:font-style-complex="italic"/>
    </style:style>
    <style:style style:name="T46" style:family="text">
      <style:text-properties fo:font-style="italic" officeooo:rsid="00765fd5" style:font-style-asian="italic" style:font-style-complex="italic"/>
    </style:style>
    <style:style style:name="T47" style:family="text">
      <style:text-properties fo:font-style="italic" officeooo:rsid="00780020" style:font-style-asian="italic" style:font-style-complex="italic"/>
    </style:style>
    <style:style style:name="T48" style:family="text">
      <style:text-properties fo:font-style="italic" officeooo:rsid="007f6f55" style:font-style-asian="italic" style:font-style-complex="italic"/>
    </style:style>
    <style:style style:name="T49" style:family="text">
      <style:text-properties fo:font-style="italic" officeooo:rsid="0080145e" style:font-style-asian="italic" style:font-style-complex="italic"/>
    </style:style>
    <style:style style:name="T50" style:family="text">
      <style:text-properties fo:font-style="italic" officeooo:rsid="00806354" style:font-style-asian="italic" style:font-style-complex="italic"/>
    </style:style>
    <style:style style:name="T51" style:family="text">
      <style:text-properties fo:font-style="italic" officeooo:rsid="00808e6b" style:font-style-asian="italic" style:font-style-complex="italic"/>
    </style:style>
    <style:style style:name="T52" style:family="text">
      <style:text-properties fo:font-style="italic" officeooo:rsid="0087e326" style:font-style-asian="italic" style:font-style-complex="italic"/>
    </style:style>
    <style:style style:name="T53" style:family="text">
      <style:text-properties fo:font-style="italic" officeooo:rsid="00890cef" style:font-style-asian="italic" style:font-style-complex="italic"/>
    </style:style>
    <style:style style:name="T54" style:family="text">
      <style:text-properties fo:font-style="italic" officeooo:rsid="0089cdd7" style:font-style-asian="italic" style:font-style-complex="italic"/>
    </style:style>
    <style:style style:name="T55" style:family="text">
      <style:text-properties fo:font-style="italic" officeooo:rsid="0089f0e7" style:font-style-asian="italic" style:font-style-complex="italic"/>
    </style:style>
    <style:style style:name="T56" style:family="text">
      <style:text-properties fo:font-style="italic" officeooo:rsid="008adcf7" style:font-style-asian="italic" style:font-style-complex="italic"/>
    </style:style>
    <style:style style:name="T57" style:family="text">
      <style:text-properties fo:font-style="italic" officeooo:rsid="008af42f" style:font-style-asian="italic" style:font-style-complex="italic"/>
    </style:style>
    <style:style style:name="T58" style:family="text">
      <style:text-properties fo:font-style="italic" officeooo:rsid="008c54a1" style:font-style-asian="italic" style:font-style-complex="italic"/>
    </style:style>
    <style:style style:name="T59" style:family="text">
      <style:text-properties fo:font-style="italic" officeooo:rsid="008f5d7d" style:font-style-asian="italic" style:font-style-complex="italic"/>
    </style:style>
    <style:style style:name="T60" style:family="text">
      <style:text-properties fo:font-style="italic" officeooo:rsid="0091eed2" style:font-style-asian="italic" style:font-style-complex="italic"/>
    </style:style>
    <style:style style:name="T61" style:family="text">
      <style:text-properties fo:font-style="italic" officeooo:rsid="00927e41" style:font-style-asian="italic" style:font-style-complex="italic"/>
    </style:style>
    <style:style style:name="T62" style:family="text">
      <style:text-properties fo:font-style="italic" officeooo:rsid="009ee00b" style:font-style-asian="italic" style:font-style-complex="italic"/>
    </style:style>
    <style:style style:name="T63" style:family="text">
      <style:text-properties fo:font-style="italic" officeooo:rsid="00a236f2" style:font-style-asian="italic" style:font-style-complex="italic"/>
    </style:style>
    <style:style style:name="T64" style:family="text">
      <style:text-properties fo:font-style="italic" officeooo:rsid="00aa58fa" style:font-style-asian="italic" style:font-style-complex="italic"/>
    </style:style>
    <style:style style:name="T65" style:family="text">
      <style:text-properties fo:font-style="italic" officeooo:rsid="00ab2c20" style:font-style-asian="italic" style:font-style-complex="italic"/>
    </style:style>
    <style:style style:name="T66" style:family="text">
      <style:text-properties fo:font-style="italic" officeooo:rsid="00acb8cb" style:font-style-asian="italic" style:font-style-complex="italic"/>
    </style:style>
    <style:style style:name="T67" style:family="text">
      <style:text-properties fo:font-style="italic" officeooo:rsid="00ae1876" style:font-style-asian="italic" style:font-style-complex="italic"/>
    </style:style>
    <style:style style:name="T68" style:family="text">
      <style:text-properties fo:font-style="italic" officeooo:rsid="00af4e8a" style:font-style-asian="italic" style:font-style-complex="italic"/>
    </style:style>
    <style:style style:name="T69" style:family="text">
      <style:text-properties fo:font-style="italic" officeooo:rsid="00c2949a" style:font-style-asian="italic" style:font-style-complex="italic"/>
    </style:style>
    <style:style style:name="T70" style:family="text">
      <style:text-properties fo:font-style="italic" officeooo:rsid="00d62a88" style:font-style-asian="italic" style:font-style-complex="italic"/>
    </style:style>
    <style:style style:name="T71" style:family="text">
      <style:text-properties fo:font-style="italic" officeooo:rsid="00d8e03a" style:font-style-asian="italic" style:font-style-complex="italic"/>
    </style:style>
    <style:style style:name="T72" style:family="text">
      <style:text-properties fo:font-style="italic" officeooo:rsid="00d93258" style:font-style-asian="italic" style:font-style-complex="italic"/>
    </style:style>
    <style:style style:name="T73" style:family="text">
      <style:text-properties fo:font-style="italic" officeooo:rsid="00dced1a" style:font-style-asian="italic" style:font-style-complex="italic"/>
    </style:style>
    <style:style style:name="T74" style:family="text">
      <style:text-properties fo:font-style="italic" officeooo:rsid="00de0cc6" style:font-style-asian="italic" style:font-style-complex="italic"/>
    </style:style>
    <style:style style:name="T75" style:family="text">
      <style:text-properties fo:font-style="italic" officeooo:rsid="00de829e" style:font-style-asian="italic" style:font-style-complex="italic"/>
    </style:style>
    <style:style style:name="T76" style:family="text">
      <style:text-properties fo:font-style="italic" officeooo:rsid="00ed807a" style:font-style-asian="italic" style:font-style-complex="italic"/>
    </style:style>
    <style:style style:name="T77" style:family="text">
      <style:text-properties fo:font-style="italic" officeooo:rsid="00eed92f" style:font-style-asian="italic" style:font-style-complex="italic"/>
    </style:style>
    <style:style style:name="T78" style:family="text">
      <style:text-properties fo:font-style="italic" officeooo:rsid="00ef49e2" style:font-style-asian="italic" style:font-style-complex="italic"/>
    </style:style>
    <style:style style:name="T79" style:family="text">
      <style:text-properties fo:font-style="italic" officeooo:rsid="00f17515" style:font-style-asian="italic" style:font-style-complex="italic"/>
    </style:style>
    <style:style style:name="T80" style:family="text">
      <style:text-properties fo:font-style="italic" officeooo:rsid="00f315cf" style:font-style-asian="italic" style:font-style-complex="italic"/>
    </style:style>
    <style:style style:name="T81" style:family="text">
      <style:text-properties fo:font-style="italic" officeooo:rsid="00f3f04c" style:font-style-asian="italic" style:font-style-complex="italic"/>
    </style:style>
    <style:style style:name="T82" style:family="text">
      <style:text-properties fo:font-style="italic" officeooo:rsid="00f8251b" style:font-style-asian="italic" style:font-style-complex="italic"/>
    </style:style>
    <style:style style:name="T83" style:family="text">
      <style:text-properties fo:font-style="italic" officeooo:rsid="00fa5ed4" style:font-style-asian="italic" style:font-style-complex="italic"/>
    </style:style>
    <style:style style:name="T84" style:family="text">
      <style:text-properties fo:font-style="italic" officeooo:rsid="00fbecf5" style:font-style-asian="italic" style:font-style-complex="italic"/>
    </style:style>
    <style:style style:name="T85" style:family="text">
      <style:text-properties fo:font-style="italic" officeooo:rsid="00fd8675" style:font-style-asian="italic" style:font-style-complex="italic"/>
    </style:style>
    <style:style style:name="T86" style:family="text">
      <style:text-properties fo:font-style="italic" officeooo:rsid="00fed318" style:font-style-asian="italic" style:font-style-complex="italic"/>
    </style:style>
    <style:style style:name="T87" style:family="text">
      <style:text-properties fo:font-style="italic" officeooo:rsid="01001181" style:font-style-asian="italic" style:font-style-complex="italic"/>
    </style:style>
    <style:style style:name="T88" style:family="text">
      <style:text-properties fo:font-style="italic" officeooo:rsid="01005831" style:font-style-asian="italic" style:font-style-complex="italic"/>
    </style:style>
    <style:style style:name="T89" style:family="text">
      <style:text-properties fo:font-style="italic" officeooo:rsid="0102c632" style:font-style-asian="italic" style:font-style-complex="italic"/>
    </style:style>
    <style:style style:name="T90" style:family="text">
      <style:text-properties fo:font-style="italic" officeooo:rsid="0104c7a0" style:font-style-asian="italic" style:font-style-complex="italic"/>
    </style:style>
    <style:style style:name="T91" style:family="text">
      <style:text-properties fo:font-style="italic" officeooo:rsid="0122eaf8" style:font-style-asian="italic" style:font-style-complex="italic"/>
    </style:style>
    <style:style style:name="T92" style:family="text">
      <style:text-properties fo:font-style="italic" officeooo:rsid="0123908e" style:font-style-asian="italic" style:font-style-complex="italic"/>
    </style:style>
    <style:style style:name="T93" style:family="text">
      <style:text-properties fo:font-style="italic" officeooo:rsid="012598ed" style:font-style-asian="italic" style:font-style-complex="italic"/>
    </style:style>
    <style:style style:name="T94" style:family="text">
      <style:text-properties fo:font-style="italic" officeooo:rsid="015b09d2" style:font-style-asian="italic" style:font-style-complex="italic"/>
    </style:style>
    <style:style style:name="T95" style:family="text">
      <style:text-properties fo:font-style="italic" officeooo:rsid="015cc26d" style:font-style-asian="italic" style:font-style-complex="italic"/>
    </style:style>
    <style:style style:name="T96" style:family="text">
      <style:text-properties fo:font-style="italic" officeooo:rsid="015d18b3" style:font-style-asian="italic" style:font-style-complex="italic"/>
    </style:style>
    <style:style style:name="T97" style:family="text">
      <style:text-properties fo:font-style="italic" officeooo:rsid="015e252f" style:font-style-asian="italic" style:font-style-complex="italic"/>
    </style:style>
    <style:style style:name="T98" style:family="text">
      <style:text-properties fo:font-style="italic" officeooo:rsid="015ebf75" style:font-style-asian="italic" style:font-style-complex="italic"/>
    </style:style>
    <style:style style:name="T99" style:family="text">
      <style:text-properties fo:font-style="italic" officeooo:rsid="0160a637" style:font-style-asian="italic" style:font-style-complex="italic"/>
    </style:style>
    <style:style style:name="T100" style:family="text">
      <style:text-properties fo:font-style="italic" officeooo:rsid="01728a99" style:font-style-asian="italic" style:font-style-complex="italic"/>
    </style:style>
    <style:style style:name="T101" style:family="text">
      <style:text-properties fo:font-style="italic" officeooo:rsid="017340fd" style:font-style-asian="italic" style:font-style-complex="italic"/>
    </style:style>
    <style:style style:name="T102" style:family="text">
      <style:text-properties fo:font-style="italic" officeooo:rsid="0173e240" style:font-style-asian="italic" style:font-style-complex="italic"/>
    </style:style>
    <style:style style:name="T103" style:family="text">
      <style:text-properties fo:font-style="italic" officeooo:rsid="0174f9d8" style:font-style-asian="italic" style:font-style-complex="italic"/>
    </style:style>
    <style:style style:name="T104" style:family="text">
      <style:text-properties fo:font-style="italic" officeooo:rsid="017af14a" style:font-style-asian="italic" style:font-style-complex="italic"/>
    </style:style>
    <style:style style:name="T105" style:family="text">
      <style:text-properties fo:font-style="italic" officeooo:rsid="017cf9ed" style:font-style-asian="italic" style:font-style-complex="italic"/>
    </style:style>
    <style:style style:name="T106" style:family="text">
      <style:text-properties fo:font-style="italic" officeooo:rsid="01b33fce" style:font-style-asian="italic" style:font-style-complex="italic"/>
    </style:style>
    <style:style style:name="T107" style:family="text">
      <style:text-properties fo:font-style="italic" officeooo:rsid="01b3ceeb" style:font-style-asian="italic" style:font-style-complex="italic"/>
    </style:style>
    <style:style style:name="T108" style:family="text">
      <style:text-properties fo:font-style="italic" officeooo:rsid="01b4b6a6" style:font-style-asian="italic" style:font-style-complex="italic"/>
    </style:style>
    <style:style style:name="T109" style:family="text">
      <style:text-properties fo:font-style="italic" officeooo:rsid="01c63332" style:font-style-asian="italic" style:font-style-complex="italic"/>
    </style:style>
    <style:style style:name="T110" style:family="text">
      <style:text-properties fo:font-style="italic" officeooo:rsid="01c969af" style:font-style-asian="italic" style:font-style-complex="italic"/>
    </style:style>
    <style:style style:name="T111" style:family="text">
      <style:text-properties fo:font-style="italic" officeooo:rsid="01cc7661" style:font-style-asian="italic" style:font-style-complex="italic"/>
    </style:style>
    <style:style style:name="T112" style:family="text">
      <style:text-properties fo:font-style="italic" officeooo:rsid="01ce6b93" style:font-style-asian="italic" style:font-style-complex="italic"/>
    </style:style>
    <style:style style:name="T113" style:family="text">
      <style:text-properties fo:font-style="italic" officeooo:rsid="01dded76" style:font-style-asian="italic" style:font-style-complex="italic"/>
    </style:style>
    <style:style style:name="T114" style:family="text">
      <style:text-properties fo:font-style="italic" officeooo:rsid="01e2c045" style:font-style-asian="italic" style:font-style-complex="italic"/>
    </style:style>
    <style:style style:name="T115" style:family="text">
      <style:text-properties fo:font-style="italic" officeooo:rsid="01f6c470" style:font-style-asian="italic" style:font-style-complex="italic"/>
    </style:style>
    <style:style style:name="T116" style:family="text">
      <style:text-properties fo:font-style="italic" officeooo:rsid="01f9cd6b" style:font-style-asian="italic" style:font-style-complex="italic"/>
    </style:style>
    <style:style style:name="T117" style:family="text">
      <style:text-properties fo:font-style="italic" officeooo:rsid="01fb24cb" style:font-style-asian="italic" style:font-style-complex="italic"/>
    </style:style>
    <style:style style:name="T118" style:family="text">
      <style:text-properties fo:font-style="italic" officeooo:rsid="0209361f" style:font-style-asian="italic" style:font-style-complex="italic"/>
    </style:style>
    <style:style style:name="T119" style:family="text">
      <style:text-properties fo:font-style="italic" officeooo:rsid="026b9bdf" style:font-style-asian="italic" style:font-style-complex="italic"/>
    </style:style>
    <style:style style:name="T120" style:family="text">
      <style:text-properties fo:font-style="italic" officeooo:rsid="026c8455" style:font-style-asian="italic" style:font-style-complex="italic"/>
    </style:style>
    <style:style style:name="T121" style:family="text">
      <style:text-properties fo:font-style="italic" officeooo:rsid="026d5c0f" style:font-style-asian="italic" style:font-style-complex="italic"/>
    </style:style>
    <style:style style:name="T122" style:family="text">
      <style:text-properties fo:font-style="italic" officeooo:rsid="026e6995" style:font-style-asian="italic" style:font-style-complex="italic"/>
    </style:style>
    <style:style style:name="T123" style:family="text">
      <style:text-properties fo:font-style="italic" officeooo:rsid="026f806e" style:font-style-asian="italic" style:font-style-complex="italic"/>
    </style:style>
    <style:style style:name="T124" style:family="text">
      <style:text-properties fo:font-style="italic" officeooo:rsid="02cdc9db" style:font-style-asian="italic" style:font-style-complex="italic"/>
    </style:style>
    <style:style style:name="T125" style:family="text">
      <style:text-properties fo:font-style="italic" officeooo:rsid="030e91fa" style:font-style-asian="italic" style:font-style-complex="italic"/>
    </style:style>
    <style:style style:name="T126" style:family="text">
      <style:text-properties fo:font-style="italic" officeooo:rsid="03107099" style:font-style-asian="italic" style:font-style-complex="italic"/>
    </style:style>
    <style:style style:name="T127" style:family="text">
      <style:text-properties fo:font-style="italic" officeooo:rsid="0310d296" style:font-style-asian="italic" style:font-style-complex="italic"/>
    </style:style>
    <style:style style:name="T128" style:family="text">
      <style:text-properties fo:font-style="italic" officeooo:rsid="037c0cd0" style:font-style-asian="italic" style:font-style-complex="italic"/>
    </style:style>
    <style:style style:name="T129" style:family="text">
      <style:text-properties fo:font-style="italic" officeooo:rsid="037da78e" style:font-style-asian="italic" style:font-style-complex="italic"/>
    </style:style>
    <style:style style:name="T130" style:family="text">
      <style:text-properties fo:font-style="italic" officeooo:rsid="037f3f13" style:font-style-asian="italic" style:font-style-complex="italic"/>
    </style:style>
    <style:style style:name="T131" style:family="text">
      <style:text-properties fo:font-style="italic" officeooo:rsid="039e143b" style:font-style-asian="italic" style:font-style-complex="italic"/>
    </style:style>
    <style:style style:name="T132" style:family="text">
      <style:text-properties fo:font-style="italic" officeooo:rsid="039f8b97" style:font-style-asian="italic" style:font-style-complex="italic"/>
    </style:style>
    <style:style style:name="T133" style:family="text">
      <style:text-properties fo:font-style="italic" officeooo:rsid="03a28fee" style:font-style-asian="italic" style:font-style-complex="italic"/>
    </style:style>
    <style:style style:name="T134" style:family="text">
      <style:text-properties fo:font-style="italic" officeooo:rsid="03a2a13e" style:font-style-asian="italic" style:font-style-complex="italic"/>
    </style:style>
    <style:style style:name="T135" style:family="text">
      <style:text-properties fo:font-style="italic" officeooo:rsid="03a2c0d9" style:font-style-asian="italic" style:font-style-complex="italic"/>
    </style:style>
    <style:style style:name="T136" style:family="text">
      <style:text-properties fo:font-style="italic" officeooo:rsid="03a650cf" style:font-style-asian="italic" style:font-style-complex="italic"/>
    </style:style>
    <style:style style:name="T137" style:family="text">
      <style:text-properties fo:font-style="italic" officeooo:rsid="03a75fdc" style:font-style-asian="italic" style:font-style-complex="italic"/>
    </style:style>
    <style:style style:name="T138" style:family="text">
      <style:text-properties fo:font-style="italic" officeooo:rsid="03a8ce9c" style:font-style-asian="italic" style:font-style-complex="italic"/>
    </style:style>
    <style:style style:name="T139" style:family="text">
      <style:text-properties fo:font-style="italic" officeooo:rsid="03aacb73" style:font-style-asian="italic" style:font-style-complex="italic"/>
    </style:style>
    <style:style style:name="T140" style:family="text">
      <style:text-properties fo:font-style="italic" officeooo:rsid="03b4cdab" style:font-style-asian="italic" style:font-style-complex="italic"/>
    </style:style>
    <style:style style:name="T141" style:family="text">
      <style:text-properties fo:font-style="italic" officeooo:rsid="03b86504" style:font-style-asian="italic" style:font-style-complex="italic"/>
    </style:style>
    <style:style style:name="T142" style:family="text">
      <style:text-properties fo:font-style="italic" officeooo:rsid="03bbda0f" style:font-style-asian="italic" style:font-style-complex="italic"/>
    </style:style>
    <style:style style:name="T143" style:family="text">
      <style:text-properties fo:font-style="normal" style:font-style-asian="normal" style:font-style-complex="normal"/>
    </style:style>
    <style:style style:name="T144" style:family="text">
      <style:text-properties fo:font-style="normal" officeooo:rsid="00208742" style:font-style-asian="normal" style:font-style-complex="normal"/>
    </style:style>
    <style:style style:name="T145" style:family="text">
      <style:text-properties fo:font-style="normal" officeooo:rsid="0023e11b" style:font-style-asian="normal" style:font-style-complex="normal"/>
    </style:style>
    <style:style style:name="T146" style:family="text">
      <style:text-properties fo:font-style="normal" officeooo:rsid="00250fb4" style:font-style-asian="normal" style:font-style-complex="normal"/>
    </style:style>
    <style:style style:name="T147" style:family="text">
      <style:text-properties fo:font-style="normal" officeooo:rsid="002675a5" style:font-style-asian="normal" style:font-style-complex="normal"/>
    </style:style>
    <style:style style:name="T148" style:family="text">
      <style:text-properties fo:font-style="normal" officeooo:rsid="002e001e" style:font-style-asian="normal" style:font-style-complex="normal"/>
    </style:style>
    <style:style style:name="T149" style:family="text">
      <style:text-properties fo:font-style="normal" officeooo:rsid="0030901d" style:font-style-asian="normal" style:font-style-complex="normal"/>
    </style:style>
    <style:style style:name="T150" style:family="text">
      <style:text-properties fo:font-style="normal" officeooo:rsid="00328424" style:font-style-asian="normal" style:font-style-complex="normal"/>
    </style:style>
    <style:style style:name="T151" style:family="text">
      <style:text-properties fo:font-style="normal" officeooo:rsid="00338f4a" style:font-style-asian="normal" style:font-style-complex="normal"/>
    </style:style>
    <style:style style:name="T152" style:family="text">
      <style:text-properties fo:font-style="normal" officeooo:rsid="00354d09" style:font-style-asian="normal" style:font-style-complex="normal"/>
    </style:style>
    <style:style style:name="T153" style:family="text">
      <style:text-properties fo:font-style="normal" officeooo:rsid="00386e56" style:font-style-asian="normal" style:font-style-complex="normal"/>
    </style:style>
    <style:style style:name="T154" style:family="text">
      <style:text-properties fo:font-style="normal" officeooo:rsid="003b0440" style:font-style-asian="normal" style:font-style-complex="normal"/>
    </style:style>
    <style:style style:name="T155" style:family="text">
      <style:text-properties fo:font-style="normal" officeooo:rsid="003cd01b" style:font-style-asian="normal" style:font-style-complex="normal"/>
    </style:style>
    <style:style style:name="T156" style:family="text">
      <style:text-properties fo:font-style="normal" officeooo:rsid="003ed78e" style:font-style-asian="normal" style:font-style-complex="normal"/>
    </style:style>
    <style:style style:name="T157" style:family="text">
      <style:text-properties fo:font-style="normal" officeooo:rsid="00409f99" style:font-style-asian="normal" style:font-style-complex="normal"/>
    </style:style>
    <style:style style:name="T158" style:family="text">
      <style:text-properties fo:font-style="normal" officeooo:rsid="00413612" style:font-style-asian="normal" style:font-style-complex="normal"/>
    </style:style>
    <style:style style:name="T159" style:family="text">
      <style:text-properties fo:font-style="normal" officeooo:rsid="004147b4" style:font-style-asian="normal" style:font-style-complex="normal"/>
    </style:style>
    <style:style style:name="T160" style:family="text">
      <style:text-properties fo:font-style="normal" officeooo:rsid="004327b1" style:font-style-asian="normal" style:font-style-complex="normal"/>
    </style:style>
    <style:style style:name="T161" style:family="text">
      <style:text-properties fo:font-style="normal" officeooo:rsid="0044717c" style:font-style-asian="normal" style:font-style-complex="normal"/>
    </style:style>
    <style:style style:name="T162" style:family="text">
      <style:text-properties fo:font-style="normal" officeooo:rsid="00472827" style:font-style-asian="normal" style:font-style-complex="normal"/>
    </style:style>
    <style:style style:name="T163" style:family="text">
      <style:text-properties fo:font-style="normal" officeooo:rsid="0047c5d8" style:font-style-asian="normal" style:font-style-complex="normal"/>
    </style:style>
    <style:style style:name="T164" style:family="text">
      <style:text-properties fo:font-style="normal" officeooo:rsid="0049505f" style:font-style-asian="normal" style:font-style-complex="normal"/>
    </style:style>
    <style:style style:name="T165" style:family="text">
      <style:text-properties fo:font-style="normal" officeooo:rsid="00acb8cb" style:font-style-asian="normal" style:font-style-complex="normal"/>
    </style:style>
    <style:style style:name="T166" style:family="text">
      <style:text-properties fo:font-style="normal" officeooo:rsid="01f9cd6b" style:font-style-asian="normal" style:font-style-complex="normal"/>
    </style:style>
    <style:style style:name="T167" style:family="text">
      <style:text-properties fo:font-style="normal" officeooo:rsid="01fb24cb" style:font-style-asian="normal" style:font-style-complex="normal"/>
    </style:style>
    <style:style style:name="T168" style:family="text">
      <style:text-properties fo:font-style="normal" officeooo:rsid="01fcff1b" style:font-style-asian="normal" style:font-style-complex="normal"/>
    </style:style>
    <style:style style:name="T169" style:family="text">
      <style:text-properties fo:font-style="normal" officeooo:rsid="01fed784" style:font-style-asian="normal" style:font-style-complex="normal"/>
    </style:style>
    <style:style style:name="T170" style:family="text">
      <style:text-properties fo:font-style="normal" officeooo:rsid="01ff0569" style:font-style-asian="normal" style:font-style-complex="normal"/>
    </style:style>
    <style:style style:name="T171" style:family="text">
      <style:text-properties fo:font-style="normal" officeooo:rsid="020022fb" style:font-style-asian="normal" style:font-style-complex="normal"/>
    </style:style>
    <style:style style:name="T172" style:family="text">
      <style:text-properties fo:font-style="normal" officeooo:rsid="02011041" style:font-style-asian="normal" style:font-style-complex="normal"/>
    </style:style>
    <style:style style:name="T173" style:family="text">
      <style:text-properties fo:font-style="normal" officeooo:rsid="0202e3cc" style:font-style-asian="normal" style:font-style-complex="normal"/>
    </style:style>
    <style:style style:name="T174" style:family="text">
      <style:text-properties fo:font-style="normal" officeooo:rsid="02049bea" style:font-style-asian="normal" style:font-style-complex="normal"/>
    </style:style>
    <style:style style:name="T175" style:family="text">
      <style:text-properties fo:font-style="normal" officeooo:rsid="020690e4" style:font-style-asian="normal" style:font-style-complex="normal"/>
    </style:style>
    <style:style style:name="T176" style:family="text">
      <style:text-properties fo:font-style="normal" officeooo:rsid="02071f0c" style:font-style-asian="normal" style:font-style-complex="normal"/>
    </style:style>
    <style:style style:name="T177" style:family="text">
      <style:text-properties fo:font-style="normal" officeooo:rsid="0207819c" style:font-style-asian="normal" style:font-style-complex="normal"/>
    </style:style>
    <style:style style:name="T178" style:family="text">
      <style:text-properties fo:font-style="normal" officeooo:rsid="0209361f" style:font-style-asian="normal" style:font-style-complex="normal"/>
    </style:style>
    <style:style style:name="T179" style:family="text">
      <style:text-properties fo:font-style="normal" officeooo:rsid="020a543b" style:font-style-asian="normal" style:font-style-complex="normal"/>
    </style:style>
    <style:style style:name="T180" style:family="text">
      <style:text-properties fo:font-style="normal" officeooo:rsid="020c0df7" style:font-style-asian="normal" style:font-style-complex="normal"/>
    </style:style>
    <style:style style:name="T181" style:family="text">
      <style:text-properties fo:font-style="normal" officeooo:rsid="020d4715" style:font-style-asian="normal" style:font-style-complex="normal"/>
    </style:style>
    <style:style style:name="T182" style:family="text">
      <style:text-properties fo:font-style="normal" officeooo:rsid="020dda5d" style:font-style-asian="normal" style:font-style-complex="normal"/>
    </style:style>
    <style:style style:name="T183" style:family="text">
      <style:text-properties fo:font-style="normal" officeooo:rsid="0210e256" style:font-style-asian="normal" style:font-style-complex="normal"/>
    </style:style>
    <style:style style:name="T184" style:family="text">
      <style:text-properties fo:font-style="normal" officeooo:rsid="0229dfde" style:font-style-asian="normal" style:font-style-complex="normal"/>
    </style:style>
    <style:style style:name="T185" style:family="text">
      <style:text-properties fo:font-style="normal" officeooo:rsid="022b58de" style:font-style-asian="normal" style:font-style-complex="normal"/>
    </style:style>
    <style:style style:name="T186" style:family="text">
      <style:text-properties fo:font-style="normal" officeooo:rsid="022cebfa" style:font-style-asian="normal" style:font-style-complex="normal"/>
    </style:style>
    <style:style style:name="T187" style:family="text">
      <style:text-properties fo:font-style="normal" officeooo:rsid="022e9e50" style:font-style-asian="normal" style:font-style-complex="normal"/>
    </style:style>
    <style:style style:name="T188" style:family="text">
      <style:text-properties fo:font-style="normal" officeooo:rsid="02304a6d" style:font-style-asian="normal" style:font-style-complex="normal"/>
    </style:style>
    <style:style style:name="T189" style:family="text">
      <style:text-properties fo:font-style="normal" officeooo:rsid="0231b979" style:font-style-asian="normal" style:font-style-complex="normal"/>
    </style:style>
    <style:style style:name="T190" style:family="text">
      <style:text-properties fo:font-style="normal" officeooo:rsid="0231c6e4" style:font-style-asian="normal" style:font-style-complex="normal"/>
    </style:style>
    <style:style style:name="T191" style:family="text">
      <style:text-properties fo:font-style="normal" officeooo:rsid="02352312" style:font-style-asian="normal" style:font-style-complex="normal"/>
    </style:style>
    <style:style style:name="T192" style:family="text">
      <style:text-properties fo:font-style="normal" officeooo:rsid="0236f91a" style:font-style-asian="normal" style:font-style-complex="normal"/>
    </style:style>
    <style:style style:name="T193" style:family="text">
      <style:text-properties fo:font-style="normal" officeooo:rsid="0238eb5c" style:font-style-asian="normal" style:font-style-complex="normal"/>
    </style:style>
    <style:style style:name="T194" style:family="text">
      <style:text-properties fo:font-style="normal" officeooo:rsid="023d1549" style:font-style-asian="normal" style:font-style-complex="normal"/>
    </style:style>
    <style:style style:name="T195" style:family="text">
      <style:text-properties fo:font-style="normal" officeooo:rsid="023f5ded" style:font-style-asian="normal" style:font-style-complex="normal"/>
    </style:style>
    <style:style style:name="T196" style:family="text">
      <style:text-properties fo:font-style="normal" officeooo:rsid="02404c6f" style:font-style-asian="normal" style:font-style-complex="normal"/>
    </style:style>
    <style:style style:name="T197" style:family="text">
      <style:text-properties fo:font-style="normal" officeooo:rsid="0242e824" style:font-style-asian="normal" style:font-style-complex="normal"/>
    </style:style>
    <style:style style:name="T198" style:family="text">
      <style:text-properties fo:font-style="normal" officeooo:rsid="02441c22" style:font-style-asian="normal" style:font-style-complex="normal"/>
    </style:style>
    <style:style style:name="T199" style:family="text">
      <style:text-properties fo:font-style="normal" officeooo:rsid="0248b51e" style:font-style-asian="normal" style:font-style-complex="normal"/>
    </style:style>
    <style:style style:name="T200" style:family="text">
      <style:text-properties fo:font-style="normal" officeooo:rsid="0249e823" style:font-style-asian="normal" style:font-style-complex="normal"/>
    </style:style>
    <style:style style:name="T201" style:family="text">
      <style:text-properties fo:font-style="normal" officeooo:rsid="024b321b" style:font-style-asian="normal" style:font-style-complex="normal"/>
    </style:style>
    <style:style style:name="T202" style:family="text">
      <style:text-properties fo:font-style="normal" officeooo:rsid="024cabb9" style:font-style-asian="normal" style:font-style-complex="normal"/>
    </style:style>
    <style:style style:name="T203" style:family="text">
      <style:text-properties fo:font-style="normal" officeooo:rsid="024debb5" style:font-style-asian="normal" style:font-style-complex="normal"/>
    </style:style>
    <style:style style:name="T204" style:family="text">
      <style:text-properties fo:font-style="normal" officeooo:rsid="024f8650" style:font-style-asian="normal" style:font-style-complex="normal"/>
    </style:style>
    <style:style style:name="T205" style:family="text">
      <style:text-properties fo:font-style="normal" officeooo:rsid="02512e4b" style:font-style-asian="normal" style:font-style-complex="normal"/>
    </style:style>
    <style:style style:name="T206" style:family="text">
      <style:text-properties fo:font-style="normal" officeooo:rsid="0252751e" style:font-style-asian="normal" style:font-style-complex="normal"/>
    </style:style>
    <style:style style:name="T207" style:family="text">
      <style:text-properties fo:font-style="normal" officeooo:rsid="02535736" style:font-style-asian="normal" style:font-style-complex="normal"/>
    </style:style>
    <style:style style:name="T208" style:family="text">
      <style:text-properties fo:font-style="normal" officeooo:rsid="0254fbca" style:font-style-asian="normal" style:font-style-complex="normal"/>
    </style:style>
    <style:style style:name="T209" style:family="text">
      <style:text-properties fo:font-style="normal" officeooo:rsid="02557cee" style:font-style-asian="normal" style:font-style-complex="normal"/>
    </style:style>
    <style:style style:name="T210" style:family="text">
      <style:text-properties fo:font-style="normal" officeooo:rsid="02569ca7" style:font-style-asian="normal" style:font-style-complex="normal"/>
    </style:style>
    <style:style style:name="T211" style:family="text">
      <style:text-properties fo:font-style="normal" officeooo:rsid="027258b7" style:font-style-asian="normal" style:font-style-complex="normal"/>
    </style:style>
    <style:style style:name="T212" style:family="text">
      <style:text-properties fo:font-style="normal" officeooo:rsid="02cdc9db" style:font-style-asian="normal" style:font-style-complex="normal"/>
    </style:style>
    <style:style style:name="T213" style:family="text">
      <style:text-properties fo:font-style="normal" officeooo:rsid="03107099" style:font-style-asian="normal" style:font-style-complex="normal"/>
    </style:style>
    <style:style style:name="T214" style:family="text">
      <style:text-properties fo:font-style="normal" officeooo:rsid="0310ef86" style:font-style-asian="normal" style:font-style-complex="normal"/>
    </style:style>
    <style:style style:name="T215" style:family="text">
      <style:text-properties fo:font-style="normal" officeooo:rsid="0311d7da" style:font-style-asian="normal" style:font-style-complex="normal"/>
    </style:style>
    <style:style style:name="T216" style:family="text">
      <style:text-properties fo:font-style="normal" officeooo:rsid="031404e5" style:font-style-asian="normal" style:font-style-complex="normal"/>
    </style:style>
    <style:style style:name="T217" style:family="text">
      <style:text-properties fo:font-style="normal" officeooo:rsid="0314f547" style:font-style-asian="normal" style:font-style-complex="normal"/>
    </style:style>
    <style:style style:name="T218" style:family="text">
      <style:text-properties fo:font-style="normal" officeooo:rsid="0315a073" style:font-style-asian="normal" style:font-style-complex="normal"/>
    </style:style>
    <style:style style:name="T219" style:family="text">
      <style:text-properties fo:font-style="normal" officeooo:rsid="03166022" style:font-style-asian="normal" style:font-style-complex="normal"/>
    </style:style>
    <style:style style:name="T220" style:family="text">
      <style:text-properties fo:font-style="normal" officeooo:rsid="031758ae" style:font-style-asian="normal" style:font-style-complex="normal"/>
    </style:style>
    <style:style style:name="T221" style:family="text">
      <style:text-properties fo:font-style="normal" officeooo:rsid="0318629a" style:font-style-asian="normal" style:font-style-complex="normal"/>
    </style:style>
    <style:style style:name="T222" style:family="text">
      <style:text-properties fo:font-style="normal" officeooo:rsid="03191a71" style:font-style-asian="normal" style:font-style-complex="normal"/>
    </style:style>
    <style:style style:name="T223" style:family="text">
      <style:text-properties fo:font-style="normal" officeooo:rsid="031a37d8" style:font-style-asian="normal" style:font-style-complex="normal"/>
    </style:style>
    <style:style style:name="T224" style:family="text">
      <style:text-properties fo:font-style="normal" officeooo:rsid="031d7bb6" style:font-style-asian="normal" style:font-style-complex="normal"/>
    </style:style>
    <style:style style:name="T225" style:family="text">
      <style:text-properties fo:font-style="normal" officeooo:rsid="031f2a09" style:font-style-asian="normal" style:font-style-complex="normal"/>
    </style:style>
    <style:style style:name="T226" style:family="text">
      <style:text-properties fo:font-style="normal" officeooo:rsid="0320f8ef" style:font-style-asian="normal" style:font-style-complex="normal"/>
    </style:style>
    <style:style style:name="T227" style:family="text">
      <style:text-properties fo:font-style="normal" officeooo:rsid="03216dec" style:font-style-asian="normal" style:font-style-complex="normal"/>
    </style:style>
    <style:style style:name="T228" style:family="text">
      <style:text-properties fo:font-style="normal" officeooo:rsid="03218eda" style:font-style-asian="normal" style:font-style-complex="normal"/>
    </style:style>
    <style:style style:name="T229" style:family="text">
      <style:text-properties fo:font-style="normal" officeooo:rsid="0322e9aa" style:font-style-asian="normal" style:font-style-complex="normal"/>
    </style:style>
    <style:style style:name="T230" style:family="text">
      <style:text-properties fo:font-style="normal" officeooo:rsid="03242164" style:font-style-asian="normal" style:font-style-complex="normal"/>
    </style:style>
    <style:style style:name="T231" style:family="text">
      <style:text-properties fo:font-style="normal" officeooo:rsid="0325ddb4" style:font-style-asian="normal" style:font-style-complex="normal"/>
    </style:style>
    <style:style style:name="T232" style:family="text">
      <style:text-properties fo:font-style="normal" officeooo:rsid="0326d8eb" style:font-style-asian="normal" style:font-style-complex="normal"/>
    </style:style>
    <style:style style:name="T233" style:family="text">
      <style:text-properties fo:font-style="normal" officeooo:rsid="03284e3c" style:font-style-asian="normal" style:font-style-complex="normal"/>
    </style:style>
    <style:style style:name="T234" style:family="text">
      <style:text-properties fo:font-style="normal" officeooo:rsid="0329031a" style:font-style-asian="normal" style:font-style-complex="normal"/>
    </style:style>
    <style:style style:name="T235" style:family="text">
      <style:text-properties fo:font-style="normal" officeooo:rsid="032c2929" style:font-style-asian="normal" style:font-style-complex="normal"/>
    </style:style>
    <style:style style:name="T236" style:family="text">
      <style:text-properties fo:font-style="normal" officeooo:rsid="032d4285" style:font-style-asian="normal" style:font-style-complex="normal"/>
    </style:style>
    <style:style style:name="T237" style:family="text">
      <style:text-properties fo:font-style="normal" officeooo:rsid="037da78e" style:font-style-asian="normal" style:font-style-complex="normal"/>
    </style:style>
    <style:style style:name="T238" style:family="text">
      <style:text-properties fo:font-style="normal" officeooo:rsid="037f3f13" style:font-style-asian="normal" style:font-style-complex="normal"/>
    </style:style>
    <style:style style:name="T239" style:family="text">
      <style:text-properties fo:font-style="normal" officeooo:rsid="038da0f3" style:font-style-asian="normal" style:font-style-complex="normal"/>
    </style:style>
    <style:style style:name="T240" style:family="text">
      <style:text-properties fo:font-style="normal" officeooo:rsid="038f14b6" style:font-style-asian="normal" style:font-style-complex="normal"/>
    </style:style>
    <style:style style:name="T241" style:family="text">
      <style:text-properties fo:font-style="normal" officeooo:rsid="03932d2c" style:font-style-asian="normal" style:font-style-complex="normal"/>
    </style:style>
    <style:style style:name="T242" style:family="text">
      <style:text-properties fo:font-style="normal" officeooo:rsid="039432ec" style:font-style-asian="normal" style:font-style-complex="normal"/>
    </style:style>
    <style:style style:name="T243" style:family="text">
      <style:text-properties fo:font-style="normal" officeooo:rsid="039485b3" style:font-style-asian="normal" style:font-style-complex="normal"/>
    </style:style>
    <style:style style:name="T244" style:family="text">
      <style:text-properties fo:font-style="normal" officeooo:rsid="03960fbb" style:font-style-asian="normal" style:font-style-complex="normal"/>
    </style:style>
    <style:style style:name="T245" style:family="text">
      <style:text-properties fo:font-style="normal" officeooo:rsid="03976128" style:font-style-asian="normal" style:font-style-complex="normal"/>
    </style:style>
    <style:style style:name="T246" style:family="text">
      <style:text-properties fo:font-style="normal" officeooo:rsid="03978efb" style:font-style-asian="normal" style:font-style-complex="normal"/>
    </style:style>
    <style:style style:name="T247" style:family="text">
      <style:text-properties fo:font-style="normal" officeooo:rsid="0397c8f2" style:font-style-asian="normal" style:font-style-complex="normal"/>
    </style:style>
    <style:style style:name="T248" style:family="text">
      <style:text-properties fo:font-style="normal" officeooo:rsid="039b1bf7" style:font-style-asian="normal" style:font-style-complex="normal"/>
    </style:style>
    <style:style style:name="T249" style:family="text">
      <style:text-properties fo:font-style="normal" officeooo:rsid="039c1bcd" style:font-style-asian="normal" style:font-style-complex="normal"/>
    </style:style>
    <style:style style:name="T250" style:family="text">
      <style:text-properties fo:font-style="normal" officeooo:rsid="039e143b" style:font-style-asian="normal" style:font-style-complex="normal"/>
    </style:style>
    <style:style style:name="T251" style:family="text">
      <style:text-properties fo:font-style="normal" officeooo:rsid="039e45ac" style:font-style-asian="normal" style:font-style-complex="normal"/>
    </style:style>
    <style:style style:name="T252" style:family="text">
      <style:text-properties fo:font-style="normal" officeooo:rsid="039f0a0a" style:font-style-asian="normal" style:font-style-complex="normal"/>
    </style:style>
    <style:style style:name="T253" style:family="text">
      <style:text-properties fo:font-style="normal" officeooo:rsid="039f8b97" style:font-style-asian="normal" style:font-style-complex="normal"/>
    </style:style>
    <style:style style:name="T254" style:family="text">
      <style:text-properties fo:font-style="normal" officeooo:rsid="03a28fee" style:font-style-asian="normal" style:font-style-complex="normal"/>
    </style:style>
    <style:style style:name="T255" style:family="text">
      <style:text-properties fo:font-style="normal" officeooo:rsid="03a2a13e" style:font-style-asian="normal" style:font-style-complex="normal"/>
    </style:style>
    <style:style style:name="T256" style:family="text">
      <style:text-properties fo:font-style="normal" officeooo:rsid="03a2c0d9" style:font-style-asian="normal" style:font-style-complex="normal"/>
    </style:style>
    <style:style style:name="T257" style:family="text">
      <style:text-properties fo:font-style="normal" officeooo:rsid="03a473de" style:font-style-asian="normal" style:font-style-complex="normal"/>
    </style:style>
    <style:style style:name="T258" style:family="text">
      <style:text-properties fo:font-style="normal" officeooo:rsid="03a650cf" style:font-style-asian="normal" style:font-style-complex="normal"/>
    </style:style>
    <style:style style:name="T259" style:family="text">
      <style:text-properties fo:font-style="normal" officeooo:rsid="03a8ce9c" style:font-style-asian="normal" style:font-style-complex="normal"/>
    </style:style>
    <style:style style:name="T260" style:family="text">
      <style:text-properties fo:font-style="normal" officeooo:rsid="03aacb73" style:font-style-asian="normal" style:font-style-complex="normal"/>
    </style:style>
    <style:style style:name="T261" style:family="text">
      <style:text-properties fo:font-style="normal" officeooo:rsid="03abb5df" style:font-style-asian="normal" style:font-style-complex="normal"/>
    </style:style>
    <style:style style:name="T262" style:family="text">
      <style:text-properties fo:font-style="normal" officeooo:rsid="03ace712" style:font-style-asian="normal" style:font-style-complex="normal"/>
    </style:style>
    <style:style style:name="T263" style:family="text">
      <style:text-properties fo:font-style="normal" officeooo:rsid="03aeebc9" style:font-style-asian="normal" style:font-style-complex="normal"/>
    </style:style>
    <style:style style:name="T264" style:family="text">
      <style:text-properties fo:font-style="normal" officeooo:rsid="03b4cdab" style:font-style-asian="normal" style:font-style-complex="normal"/>
    </style:style>
    <style:style style:name="T265" style:family="text">
      <style:text-properties fo:font-style="normal" officeooo:rsid="03b61f78" style:font-style-asian="normal" style:font-style-complex="normal"/>
    </style:style>
    <style:style style:name="T266" style:family="text">
      <style:text-properties fo:font-style="normal" officeooo:rsid="03b67ae6" style:font-style-asian="normal" style:font-style-complex="normal"/>
    </style:style>
    <style:style style:name="T267" style:family="text">
      <style:text-properties fo:font-style="normal" officeooo:rsid="03b76e43" style:font-style-asian="normal" style:font-style-complex="normal"/>
    </style:style>
    <style:style style:name="T268" style:family="text">
      <style:text-properties fo:font-style="normal" officeooo:rsid="03b86504" style:font-style-asian="normal" style:font-style-complex="normal"/>
    </style:style>
    <style:style style:name="T269" style:family="text">
      <style:text-properties fo:font-style="normal" officeooo:rsid="03bbda0f" style:font-style-asian="normal" style:font-style-complex="normal"/>
    </style:style>
    <style:style style:name="T270" style:family="text">
      <style:text-properties fo:font-style="normal" officeooo:rsid="03bc6759" style:font-style-asian="normal" style:font-style-complex="normal"/>
    </style:style>
    <style:style style:name="T271" style:family="text">
      <style:text-properties fo:font-style="normal" officeooo:rsid="03bd8048" style:font-style-asian="normal" style:font-style-complex="normal"/>
    </style:style>
    <style:style style:name="T272" style:family="text">
      <style:text-properties fo:font-style="normal" officeooo:rsid="03bd8226" style:font-style-asian="normal" style:font-style-complex="normal"/>
    </style:style>
    <style:style style:name="T273" style:family="text">
      <style:text-properties fo:font-style="normal" officeooo:rsid="03bea2c1" style:font-style-asian="normal" style:font-style-complex="normal"/>
    </style:style>
    <style:style style:name="T274" style:family="text">
      <style:text-properties fo:font-style="normal" officeooo:rsid="03bf3b90" style:font-style-asian="normal" style:font-style-complex="normal"/>
    </style:style>
    <style:style style:name="T275" style:family="text">
      <style:text-properties officeooo:rsid="006426c0"/>
    </style:style>
    <style:style style:name="T276" style:family="text">
      <style:text-properties officeooo:rsid="006b01fa"/>
    </style:style>
    <style:style style:name="T277" style:family="text">
      <style:text-properties officeooo:rsid="006ffc5e"/>
    </style:style>
    <style:style style:name="T278" style:family="text">
      <style:text-properties officeooo:rsid="00765fd5"/>
    </style:style>
    <style:style style:name="T279" style:family="text">
      <style:text-properties officeooo:rsid="00780020"/>
    </style:style>
    <style:style style:name="T280" style:family="text">
      <style:text-properties officeooo:rsid="00806354"/>
    </style:style>
    <style:style style:name="T281" style:family="text">
      <style:text-properties officeooo:rsid="0083a11a"/>
    </style:style>
    <style:style style:name="T282" style:family="text">
      <style:text-properties officeooo:rsid="0089f0e7"/>
    </style:style>
    <style:style style:name="T283" style:family="text">
      <style:text-properties officeooo:rsid="0091eed2"/>
    </style:style>
    <style:style style:name="T284" style:family="text">
      <style:text-properties officeooo:rsid="009ee00b"/>
    </style:style>
    <style:style style:name="T285" style:family="text">
      <style:text-properties officeooo:rsid="00a236f2"/>
    </style:style>
    <style:style style:name="T286" style:family="text">
      <style:text-properties officeooo:rsid="00a66a92"/>
    </style:style>
    <style:style style:name="T287" style:family="text">
      <style:text-properties officeooo:rsid="00aa58fa"/>
    </style:style>
    <style:style style:name="T288" style:family="text">
      <style:text-properties officeooo:rsid="00b12ec0"/>
    </style:style>
    <style:style style:name="T289" style:family="text">
      <style:text-properties officeooo:rsid="00b4d7e5"/>
    </style:style>
    <style:style style:name="T290" style:family="text">
      <style:text-properties officeooo:rsid="00b9f623"/>
    </style:style>
    <style:style style:name="T291" style:family="text">
      <style:text-properties officeooo:rsid="00bc171e"/>
    </style:style>
    <style:style style:name="T292" style:family="text">
      <style:text-properties officeooo:rsid="00bcc40d"/>
    </style:style>
    <style:style style:name="T293" style:family="text">
      <style:text-properties officeooo:rsid="00bd5af7"/>
    </style:style>
    <style:style style:name="T294" style:family="text">
      <style:text-properties officeooo:rsid="00c2949a"/>
    </style:style>
    <style:style style:name="T295" style:family="text">
      <style:text-properties officeooo:rsid="00c45b43"/>
    </style:style>
    <style:style style:name="T296" style:family="text">
      <style:text-properties officeooo:rsid="00c5f616"/>
    </style:style>
    <style:style style:name="T297" style:family="text">
      <style:text-properties officeooo:rsid="00c8f06f"/>
    </style:style>
    <style:style style:name="T298" style:family="text">
      <style:text-properties officeooo:rsid="00cb8df2"/>
    </style:style>
    <style:style style:name="T299" style:family="text">
      <style:text-properties officeooo:rsid="00cc702b"/>
    </style:style>
    <style:style style:name="T300" style:family="text">
      <style:text-properties officeooo:rsid="00d0e1b8"/>
    </style:style>
    <style:style style:name="T301" style:family="text">
      <style:text-properties officeooo:rsid="00d10354"/>
    </style:style>
    <style:style style:name="T302" style:family="text">
      <style:text-properties officeooo:rsid="00d2b4f1"/>
    </style:style>
    <style:style style:name="T303" style:family="text">
      <style:text-properties officeooo:rsid="00d2bd68"/>
    </style:style>
    <style:style style:name="T304" style:family="text">
      <style:text-properties officeooo:rsid="00d50fce"/>
    </style:style>
    <style:style style:name="T305" style:family="text">
      <style:text-properties officeooo:rsid="00d62a88"/>
    </style:style>
    <style:style style:name="T306" style:family="text">
      <style:text-properties officeooo:rsid="00d8e03a"/>
    </style:style>
    <style:style style:name="T307" style:family="text">
      <style:text-properties officeooo:rsid="00d93258"/>
    </style:style>
    <style:style style:name="T308" style:family="text">
      <style:text-properties officeooo:rsid="00e260e6"/>
    </style:style>
    <style:style style:name="T309" style:family="text">
      <style:text-properties officeooo:rsid="00ea74f4"/>
    </style:style>
    <style:style style:name="T310" style:family="text">
      <style:text-properties officeooo:rsid="00ed807a"/>
    </style:style>
    <style:style style:name="T311" style:family="text">
      <style:text-properties officeooo:rsid="00f17515"/>
    </style:style>
    <style:style style:name="T312" style:family="text">
      <style:text-properties officeooo:rsid="00f3f04c"/>
    </style:style>
    <style:style style:name="T313" style:family="text">
      <style:text-properties officeooo:rsid="00f8251b"/>
    </style:style>
    <style:style style:name="T314" style:family="text">
      <style:text-properties officeooo:rsid="00fa5ed4"/>
    </style:style>
    <style:style style:name="T315" style:family="text">
      <style:text-properties officeooo:rsid="00fbecf5"/>
    </style:style>
    <style:style style:name="T316" style:family="text">
      <style:text-properties officeooo:rsid="01001181"/>
    </style:style>
    <style:style style:name="T317" style:family="text">
      <style:text-properties officeooo:rsid="0102c632"/>
    </style:style>
    <style:style style:name="T318" style:family="text">
      <style:text-properties officeooo:rsid="01055c61"/>
    </style:style>
    <style:style style:name="T319" style:family="text">
      <style:text-properties officeooo:rsid="0107d11c"/>
    </style:style>
    <style:style style:name="T320" style:family="text">
      <style:text-properties officeooo:rsid="010a918a"/>
    </style:style>
    <style:style style:name="T321" style:family="text">
      <style:text-properties officeooo:rsid="010b5def"/>
    </style:style>
    <style:style style:name="T322" style:family="text">
      <style:text-properties officeooo:rsid="010c84cb"/>
    </style:style>
    <style:style style:name="T323" style:family="text">
      <style:text-properties officeooo:rsid="0110d837"/>
    </style:style>
    <style:style style:name="T324" style:family="text">
      <style:text-properties officeooo:rsid="011b42a4"/>
    </style:style>
    <style:style style:name="T325" style:family="text">
      <style:text-properties officeooo:rsid="01202f1b"/>
    </style:style>
    <style:style style:name="T326" style:family="text">
      <style:text-properties officeooo:rsid="0122eaf8"/>
    </style:style>
    <style:style style:name="T327" style:family="text">
      <style:text-properties officeooo:rsid="0123908e"/>
    </style:style>
    <style:style style:name="T328" style:family="text">
      <style:text-properties officeooo:rsid="012598ed"/>
    </style:style>
    <style:style style:name="T329" style:family="text">
      <style:text-properties officeooo:rsid="0129cca2"/>
    </style:style>
    <style:style style:name="T330" style:family="text">
      <style:text-properties officeooo:rsid="012a8097"/>
    </style:style>
    <style:style style:name="T331" style:family="text">
      <style:text-properties officeooo:rsid="012d193d"/>
    </style:style>
    <style:style style:name="T332" style:family="text">
      <style:text-properties officeooo:rsid="012da000"/>
    </style:style>
    <style:style style:name="T333" style:family="text">
      <style:text-properties officeooo:rsid="0135259d"/>
    </style:style>
    <style:style style:name="T334" style:family="text">
      <style:text-properties officeooo:rsid="01437159"/>
    </style:style>
    <style:style style:name="T335" style:family="text">
      <style:text-properties officeooo:rsid="01457aa8"/>
    </style:style>
    <style:style style:name="T336" style:family="text">
      <style:text-properties officeooo:rsid="014993de"/>
    </style:style>
    <style:style style:name="T337" style:family="text">
      <style:text-properties officeooo:rsid="014d8e82"/>
    </style:style>
    <style:style style:name="T338" style:family="text">
      <style:text-properties officeooo:rsid="014ddff2"/>
    </style:style>
    <style:style style:name="T339" style:family="text">
      <style:text-properties officeooo:rsid="014eec8c"/>
    </style:style>
    <style:style style:name="T340" style:family="text">
      <style:text-properties officeooo:rsid="0156233a"/>
    </style:style>
    <style:style style:name="T341" style:family="text">
      <style:text-properties officeooo:rsid="015aaa9c"/>
    </style:style>
    <style:style style:name="T342" style:family="text">
      <style:text-properties officeooo:rsid="015b09d2"/>
    </style:style>
    <style:style style:name="T343" style:family="text">
      <style:text-properties officeooo:rsid="0160a637"/>
    </style:style>
    <style:style style:name="T344" style:family="text">
      <style:text-properties officeooo:rsid="01691698"/>
    </style:style>
    <style:style style:name="T345" style:family="text">
      <style:text-properties officeooo:rsid="016cd3ee"/>
    </style:style>
    <style:style style:name="T346" style:family="text">
      <style:text-properties officeooo:rsid="016f8ae6"/>
    </style:style>
    <style:style style:name="T347" style:family="text">
      <style:text-properties officeooo:rsid="01728a99"/>
    </style:style>
    <style:style style:name="T348" style:family="text">
      <style:text-properties officeooo:rsid="0173e240"/>
    </style:style>
    <style:style style:name="T349" style:family="text">
      <style:text-properties officeooo:rsid="0174f9d8"/>
    </style:style>
    <style:style style:name="T350" style:family="text">
      <style:text-properties officeooo:rsid="017d6361"/>
    </style:style>
    <style:style style:name="T351" style:family="text">
      <style:text-properties officeooo:rsid="01849b7b"/>
    </style:style>
    <style:style style:name="T352" style:family="text">
      <style:text-properties officeooo:rsid="01866737"/>
    </style:style>
    <style:style style:name="T353" style:family="text">
      <style:text-properties officeooo:rsid="0187d44a"/>
    </style:style>
    <style:style style:name="T354" style:family="text">
      <style:text-properties officeooo:rsid="018cdb29"/>
    </style:style>
    <style:style style:name="T355" style:family="text">
      <style:text-properties officeooo:rsid="018dc1e4"/>
    </style:style>
    <style:style style:name="T356" style:family="text">
      <style:text-properties officeooo:rsid="018f1d01"/>
    </style:style>
    <style:style style:name="T357" style:family="text">
      <style:text-properties officeooo:rsid="01a84fd7"/>
    </style:style>
    <style:style style:name="T358" style:family="text">
      <style:text-properties officeooo:rsid="01b04fa2"/>
    </style:style>
    <style:style style:name="T359" style:family="text">
      <style:text-properties officeooo:rsid="01b33fce"/>
    </style:style>
    <style:style style:name="T360" style:family="text">
      <style:text-properties officeooo:rsid="01b3ceeb"/>
    </style:style>
    <style:style style:name="T361" style:family="text">
      <style:text-properties officeooo:rsid="01b45a12"/>
    </style:style>
    <style:style style:name="T362" style:family="text">
      <style:text-properties officeooo:rsid="01b6330d"/>
    </style:style>
    <style:style style:name="T363" style:family="text">
      <style:text-properties officeooo:rsid="01c05329"/>
    </style:style>
    <style:style style:name="T364" style:family="text">
      <style:text-properties officeooo:rsid="01c06ae6"/>
    </style:style>
    <style:style style:name="T365" style:family="text">
      <style:text-properties officeooo:rsid="01c27db5"/>
    </style:style>
    <style:style style:name="T366" style:family="text">
      <style:text-properties officeooo:rsid="01c63332"/>
    </style:style>
    <style:style style:name="T367" style:family="text">
      <style:text-properties officeooo:rsid="01cc7661"/>
    </style:style>
    <style:style style:name="T368" style:family="text">
      <style:text-properties officeooo:rsid="01cf84d9"/>
    </style:style>
    <style:style style:name="T369" style:family="text">
      <style:text-properties officeooo:rsid="01d2582f"/>
    </style:style>
    <style:style style:name="T370" style:family="text">
      <style:text-properties officeooo:rsid="01d361ef"/>
    </style:style>
    <style:style style:name="T371" style:family="text">
      <style:text-properties officeooo:rsid="01d3f280"/>
    </style:style>
    <style:style style:name="T372" style:family="text">
      <style:text-properties officeooo:rsid="01dc2ae0"/>
    </style:style>
    <style:style style:name="T373" style:family="text">
      <style:text-properties officeooo:rsid="01dded76"/>
    </style:style>
    <style:style style:name="T374" style:family="text">
      <style:text-properties officeooo:rsid="01e4b565"/>
    </style:style>
    <style:style style:name="T375" style:family="text">
      <style:text-properties officeooo:rsid="01e69ff1"/>
    </style:style>
    <style:style style:name="T376" style:family="text">
      <style:text-properties officeooo:rsid="01e834b2"/>
    </style:style>
    <style:style style:name="T377" style:family="text">
      <style:text-properties officeooo:rsid="01e9815a"/>
    </style:style>
    <style:style style:name="T378" style:family="text">
      <style:text-properties officeooo:rsid="01eb92fc"/>
    </style:style>
    <style:style style:name="T379" style:family="text">
      <style:text-properties officeooo:rsid="01eb9b40"/>
    </style:style>
    <style:style style:name="T380" style:family="text">
      <style:text-properties officeooo:rsid="01ed0689"/>
    </style:style>
    <style:style style:name="T381" style:family="text">
      <style:text-properties officeooo:rsid="01f2b2e7"/>
    </style:style>
    <style:style style:name="T382" style:family="text">
      <style:text-properties officeooo:rsid="01f6c470"/>
    </style:style>
    <style:style style:name="T383" style:family="text">
      <style:text-properties officeooo:rsid="02119d48"/>
    </style:style>
    <style:style style:name="T384" style:family="text">
      <style:text-properties officeooo:rsid="021674fe"/>
    </style:style>
    <style:style style:name="T385" style:family="text">
      <style:text-properties officeooo:rsid="02175d41"/>
    </style:style>
    <style:style style:name="T386" style:family="text">
      <style:text-properties officeooo:rsid="0219ef67"/>
    </style:style>
    <style:style style:name="T387" style:family="text">
      <style:text-properties officeooo:rsid="0223402a"/>
    </style:style>
    <style:style style:name="T388" style:family="text">
      <style:text-properties officeooo:rsid="0224a647"/>
    </style:style>
    <style:style style:name="T389" style:family="text">
      <style:text-properties officeooo:rsid="0227d14f"/>
    </style:style>
    <style:style style:name="T390" style:family="text">
      <style:text-properties officeooo:rsid="02422f9b"/>
    </style:style>
    <style:style style:name="T391" style:family="text">
      <style:text-properties officeooo:rsid="02427324"/>
    </style:style>
    <style:style style:name="T392" style:family="text">
      <style:text-properties officeooo:rsid="0245c942"/>
    </style:style>
    <style:style style:name="T393" style:family="text">
      <style:text-properties officeooo:rsid="02466c2d"/>
    </style:style>
    <style:style style:name="T394" style:family="text">
      <style:text-properties officeooo:rsid="0252751e"/>
    </style:style>
    <style:style style:name="T395" style:family="text">
      <style:text-properties officeooo:rsid="0259367d"/>
    </style:style>
    <style:style style:name="T396" style:family="text">
      <style:text-properties officeooo:rsid="025a933e"/>
    </style:style>
    <style:style style:name="T397" style:family="text">
      <style:text-properties officeooo:rsid="0267527e"/>
    </style:style>
    <style:style style:name="T398" style:family="text">
      <style:text-properties officeooo:rsid="02682334"/>
    </style:style>
    <style:style style:name="T399" style:family="text">
      <style:text-properties officeooo:rsid="026b9bdf"/>
    </style:style>
    <style:style style:name="T400" style:family="text">
      <style:text-properties officeooo:rsid="026c8455"/>
    </style:style>
    <style:style style:name="T401" style:family="text">
      <style:text-properties officeooo:rsid="026d5c0f"/>
    </style:style>
    <style:style style:name="T402" style:family="text">
      <style:text-properties officeooo:rsid="026f806e"/>
    </style:style>
    <style:style style:name="T403" style:family="text">
      <style:text-properties officeooo:rsid="02715660"/>
    </style:style>
    <style:style style:name="T404" style:family="text">
      <style:text-properties officeooo:rsid="027258b7"/>
    </style:style>
    <style:style style:name="T405" style:family="text">
      <style:text-properties officeooo:rsid="0274e3ed"/>
    </style:style>
    <style:style style:name="T406" style:family="text">
      <style:text-properties officeooo:rsid="027b1c98"/>
    </style:style>
    <style:style style:name="T407" style:family="text">
      <style:text-properties officeooo:rsid="0280974e"/>
    </style:style>
    <style:style style:name="T408" style:family="text">
      <style:text-properties officeooo:rsid="0285127f"/>
    </style:style>
    <style:style style:name="T409" style:family="text">
      <style:text-properties officeooo:rsid="0289ddc3"/>
    </style:style>
    <style:style style:name="T410" style:family="text">
      <style:text-properties officeooo:rsid="028bd0ea"/>
    </style:style>
    <style:style style:name="T411" style:family="text">
      <style:text-properties officeooo:rsid="028c5669"/>
    </style:style>
    <style:style style:name="T412" style:family="text">
      <style:text-properties officeooo:rsid="02914b82"/>
    </style:style>
    <style:style style:name="T413" style:family="text">
      <style:text-properties officeooo:rsid="02921543"/>
    </style:style>
    <style:style style:name="T414" style:family="text">
      <style:text-properties officeooo:rsid="029553bc"/>
    </style:style>
    <style:style style:name="T415" style:family="text">
      <style:text-properties officeooo:rsid="0298ccd3"/>
    </style:style>
    <style:style style:name="T416" style:family="text">
      <style:text-properties officeooo:rsid="0299b555"/>
    </style:style>
    <style:style style:name="T417" style:family="text">
      <style:text-properties officeooo:rsid="029b933e"/>
    </style:style>
    <style:style style:name="T418" style:family="text">
      <style:text-properties officeooo:rsid="02a11e57"/>
    </style:style>
    <style:style style:name="T419" style:family="text">
      <style:text-properties officeooo:rsid="02a2bcc9"/>
    </style:style>
    <style:style style:name="T420" style:family="text">
      <style:text-properties officeooo:rsid="02a70b5d"/>
    </style:style>
    <style:style style:name="T421" style:family="text">
      <style:text-properties officeooo:rsid="02ac9ca7"/>
    </style:style>
    <style:style style:name="T422" style:family="text">
      <style:text-properties officeooo:rsid="02ae2da2"/>
    </style:style>
    <style:style style:name="T423" style:family="text">
      <style:text-properties officeooo:rsid="02ae6a90"/>
    </style:style>
    <style:style style:name="T424" style:family="text">
      <style:text-properties officeooo:rsid="02ba1c53"/>
    </style:style>
    <style:style style:name="T425" style:family="text">
      <style:text-properties officeooo:rsid="02bd5df9"/>
    </style:style>
    <style:style style:name="T426" style:family="text">
      <style:text-properties officeooo:rsid="02c1280b"/>
    </style:style>
    <style:style style:name="T427" style:family="text">
      <style:text-properties officeooo:rsid="02c56fc2"/>
    </style:style>
    <style:style style:name="T428" style:family="text">
      <style:text-properties officeooo:rsid="02cbd9c3"/>
    </style:style>
    <style:style style:name="T429" style:family="text">
      <style:text-properties officeooo:rsid="02cf6690"/>
    </style:style>
    <style:style style:name="T430" style:family="text">
      <style:text-properties officeooo:rsid="02d41bdb"/>
    </style:style>
    <style:style style:name="T431" style:family="text">
      <style:text-properties officeooo:rsid="02d74d97"/>
    </style:style>
    <style:style style:name="T432" style:family="text">
      <style:text-properties officeooo:rsid="02d9692a"/>
    </style:style>
    <style:style style:name="T433" style:family="text">
      <style:text-properties officeooo:rsid="02deaf0f"/>
    </style:style>
    <style:style style:name="T434" style:family="text">
      <style:text-properties officeooo:rsid="02e1fdb8"/>
    </style:style>
    <style:style style:name="T435" style:family="text">
      <style:text-properties officeooo:rsid="02e37fb4"/>
    </style:style>
    <style:style style:name="T436" style:family="text">
      <style:text-properties officeooo:rsid="02e574c2"/>
    </style:style>
    <style:style style:name="T437" style:family="text">
      <style:text-properties officeooo:rsid="02ed26c7"/>
    </style:style>
    <style:style style:name="T438" style:family="text">
      <style:text-properties officeooo:rsid="02ed6141"/>
    </style:style>
    <style:style style:name="T439" style:family="text">
      <style:text-properties officeooo:rsid="02eead2e"/>
    </style:style>
    <style:style style:name="T440" style:family="text">
      <style:text-properties officeooo:rsid="02f94478"/>
    </style:style>
    <style:style style:name="T441" style:family="text">
      <style:text-properties officeooo:rsid="02fd5f20"/>
    </style:style>
    <style:style style:name="T442" style:family="text">
      <style:text-properties officeooo:rsid="0300a149"/>
    </style:style>
    <style:style style:name="T443" style:family="text">
      <style:text-properties officeooo:rsid="03069b7f"/>
    </style:style>
    <style:style style:name="T444" style:family="text">
      <style:text-properties officeooo:rsid="0307870f"/>
    </style:style>
    <style:style style:name="T445" style:family="text">
      <style:text-properties officeooo:rsid="03093008"/>
    </style:style>
    <style:style style:name="T446" style:family="text">
      <style:text-properties officeooo:rsid="030cb67f"/>
    </style:style>
    <style:style style:name="T447" style:family="text">
      <style:text-properties officeooo:rsid="030e91fa"/>
    </style:style>
    <style:style style:name="T448" style:family="text">
      <style:text-properties officeooo:rsid="032e9c3a"/>
    </style:style>
    <style:style style:name="T449" style:family="text">
      <style:text-properties officeooo:rsid="03339e4a"/>
    </style:style>
    <style:style style:name="T450" style:family="text">
      <style:text-properties officeooo:rsid="0334d89a"/>
    </style:style>
    <style:style style:name="T451" style:family="text">
      <style:text-properties officeooo:rsid="033c20fd"/>
    </style:style>
    <style:style style:name="T452" style:family="text">
      <style:text-properties officeooo:rsid="033e7eb9"/>
    </style:style>
    <style:style style:name="T453" style:family="text">
      <style:text-properties officeooo:rsid="03412ca5"/>
    </style:style>
    <style:style style:name="T454" style:family="text">
      <style:text-properties officeooo:rsid="03457dbc"/>
    </style:style>
    <style:style style:name="T455" style:family="text">
      <style:text-properties officeooo:rsid="03479735"/>
    </style:style>
    <style:style style:name="T456" style:family="text">
      <style:text-properties officeooo:rsid="0348c141"/>
    </style:style>
    <style:style style:name="T457" style:family="text">
      <style:text-properties officeooo:rsid="034b3fe3"/>
    </style:style>
    <style:style style:name="T458" style:family="text">
      <style:text-properties officeooo:rsid="034b8136"/>
    </style:style>
    <style:style style:name="T459" style:family="text">
      <style:text-properties officeooo:rsid="034cefba"/>
    </style:style>
    <style:style style:name="T460" style:family="text">
      <style:text-properties officeooo:rsid="034d4d2d"/>
    </style:style>
    <style:style style:name="T461" style:family="text">
      <style:text-properties officeooo:rsid="034e2118"/>
    </style:style>
    <style:style style:name="T462" style:family="text">
      <style:text-properties officeooo:rsid="03525419"/>
    </style:style>
    <style:style style:name="T463" style:family="text">
      <style:text-properties officeooo:rsid="03550b2a"/>
    </style:style>
    <style:style style:name="T464" style:family="text">
      <style:text-properties officeooo:rsid="0355f178"/>
    </style:style>
    <style:style style:name="T465" style:family="text">
      <style:text-properties officeooo:rsid="03568d7a"/>
    </style:style>
    <style:style style:name="T466" style:family="text">
      <style:text-properties officeooo:rsid="035dcf84"/>
    </style:style>
    <style:style style:name="T467" style:family="text">
      <style:text-properties officeooo:rsid="0360d73a"/>
    </style:style>
    <style:style style:name="T468" style:family="text">
      <style:text-properties officeooo:rsid="03629336"/>
    </style:style>
    <style:style style:name="T469" style:family="text">
      <style:text-properties officeooo:rsid="03663315"/>
    </style:style>
    <style:style style:name="T470" style:family="text">
      <style:text-properties officeooo:rsid="0369d1be"/>
    </style:style>
    <style:style style:name="T471" style:family="text">
      <style:text-properties officeooo:rsid="03733a57"/>
    </style:style>
    <style:style style:name="T472" style:family="text">
      <style:text-properties officeooo:rsid="037739cb"/>
    </style:style>
    <style:style style:name="T473" style:family="text">
      <style:text-properties officeooo:rsid="038f4f3d"/>
    </style:style>
    <style:style style:name="T474" style:family="text">
      <style:text-properties officeooo:rsid="03af97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Chapter 1</text:h>
      <text:p text:style-name="P1"><text:tab/><text:span text:style-name="T474">Dozens of eyes peered down at the stage in the center of the amphitheater. Students occupied the rows of layered seating writing utensils in hand taking notes. The professor dressed in an elaborate robe droned through his lecture. Opposite of him on the stage was a young woman of sorts that surveyed in the room in suspicion. A pair of large wings were folded behind her back and a slender tail with a spade tip flicked about in agitation.</text:span></text:p>
      <text:p text:style-name="P34"><text:tab/>“… <text:span text:style-name="T1">sometimes there are aberrations with the summoned demon. This one seems to have some interesting attire for example.” said the lecturer.</text:span></text:p>
      <text:p text:style-name="P34"><text:span text:style-name="T1"><text:tab/>The woman looked down at her plain green blouse and jeans before glaring at the professor, </text:span><text:span text:style-name="T2">“</text:span><text:span text:style-name="T140">Really? You’re going to say that with your tacky robe</text:span><text:span text:style-name="T4">.</text:span><text:span text:style-name="T3">”</text:span><text:span text:style-name="T144"> </text:span><text:span text:style-name="T264">She looked around the room and wondered, </text:span><text:span text:style-name="T140">“Where are we anyway? I haven’t been in a lecture since college.</text:span><text:span text:style-name="T145">” </text:span><text:span text:style-name="T264">Turning to the professor she asked, “Hey, where is this?”</text:span></text:p>
      <text:p text:style-name="P35"><text:span text:style-name="T145"><text:tab/>“</text:span><text:span text:style-name="T146">One must always be careful when talking with demons.” the lecturer droned on, “Personally I find it better to simply silence them when possible.” </text:span><text:span text:style-name="T147">He snapped his finger.</text:span></text:p>
      <text:p text:style-name="P35"><text:span text:style-name="T147"><text:tab/></text:span><text:span text:style-name="T266">The woman wanted to ask what he meant but found herself unable to speak. </text:span><text:span text:style-name="T267">While she grasped at her throat the lecture continued, </text:span><text:span text:style-name="T147">“There is a reason demons are regarded as deceivers despite their inability to lie. </text:span><text:span text:style-name="T265">They are adept at manipulating both men and the truth. </text:span><text:span text:style-name="T267">However, the most dangerous aspect of interacting with demons is the Demonic Contract. Any promise or agreement made will be magically enforced upon both parties. Certainly this can work in your favor, but virtually all demons are more experienced than any of us at manipulating the terms of such contracts.</text:span><text:span text:style-name="T147">”</text:span></text:p>
      <text:p text:style-name="P35"><text:span text:style-name="T147"><text:tab/></text:span><text:span text:style-name="T268">The woman had stopped trying to speak and instead was staring at the sharp claws at the ends of her fingers, </text:span><text:span text:style-name="T141">“What in the hell is going on?” </text:span><text:span text:style-name="T269">Movement in the corner of her eye drew her attention to the wings and tail on her back. </text:span><text:span text:style-name="T142">“Oh shit, what even am I?”</text:span></text:p>
      <text:p text:style-name="P1"><text:span text:style-name="T148"><text:tab/>“</text:span><text:span text:style-name="T270">The succubus </text:span><text:span text:style-name="T271">in particular uses seduction to lure people into unfavorable contracts. Fortunately they are one of the less physically imposing species of demon. If one can resist their temptation they are rarely a threat.</text:span><text:span text:style-name="T149">” </text:span><text:span text:style-name="T150">said the lecturer ignoring the widened eyes and rapid breath of the woman, “</text:span><text:span text:style-name="T271">Unlike other demons their appearance is nearly human since it would be hard to inspire lust in humans otherwise</text:span><text:span text:style-name="T151">. </text:span><text:span text:style-name="T272">The notable differences are sharp claws, bat-like wings, and a prehensile tail. However, they posses the rare ability to change their shape. Fortunately, there is a flaw in their ability.</text:span><text:span text:style-name="T152">” </text:span><text:span text:style-name="T272">The professor walked over the to the succubus and grabbed her tail to better display it to his audience, “</text:span><text:span text:style-name="T273">The distinctive spade tipped tail remains regardless what form one takes.”</text:span></text:p>
      <text:p text:style-name="P1"><text:span text:style-name="T152"><text:tab/></text:span><text:span text:style-name="T274">The woman stared at the professor, stunned by his brazen act. “</text:span></text:p>
      <text:p text:style-name="P1"><text:span text:style-name="T274"/></text:p>
      <text:p text:style-name="P1"><text:span text:style-name="T163"><text:tab/></text:span><text:span text:style-name="T16">“</text:span><text:span text:style-name="T17">Huh. I guess that professor wasn’t as absent minded as I thought.”</text:span></text:p>
      <text:p text:style-name="P1"><text:span text:style-name="T17"><text:tab/>“</text:span><text:span text:style-name="T18">Um, who said that and why can’t I open my eyes?” </text:span><text:span text:style-name="T164">thought the succubus.</text:span></text:p>
      <text:p text:style-name="P1"><text:soft-page-break/><text:span text:style-name="T164"><text:tab/></text:span><text:span text:style-name="T18">“</text:span><text:span text:style-name="T19">I guess you could say I’m your benefactor. I turned you into a demon. Don’t worry about you’re eyes. They’re fine, there’s just nothing to see.”</text:span></text:p>
      <text:p text:style-name="P1"><text:span text:style-name="T19"><text:tab/>“</text:span><text:span text:style-name="T20">What do you mean ‘turned into a demon?’”</text:span></text:p>
      <text:p text:style-name="P1"><text:span text:style-name="T20"><text:tab/>“</text:span><text:span text:style-name="T21">Oh, Whimsy, you aren’t dreaming. </text:span><text:span text:style-name="T22">This is the beginning of our grand adventure in a brand new world!”</text:span></text:p>
      <text:p text:style-name="P1"><text:span text:style-name="T22"><text:tab/>“</text:span><text:span text:style-name="T23">No, don’t try to play this off! It’s your fault I’m here isn’t it? You kidnapped me! Don’t try and tell me you’re my benefactor!”</text:span></text:p>
      <text:p text:style-name="P1"><text:span text:style-name="T23"><text:tab/>“</text:span><text:span text:style-name="T24">That’s debatable, but I guess you can think of me as your malefactor then. </text:span><text:span text:style-name="T25">Hmm, you know what I think I’ll take the name Mal. </text:span><text:span text:style-name="T26">Yes, I am Mal your partner in crime.”</text:span></text:p>
      <text:p text:style-name="P2"><text:tab/>“And that’s another thing! Where do you get off trying to rename me? I already have a name and it’s Whimsy… I mean Whimsy… No, this isn’t right! What did you do? Why can’t I remember my real name!?”</text:p>
      <text:p text:style-name="P1"><text:span text:style-name="T26"><text:tab/>“</text:span><text:span text:style-name="T27">It’s a new name for a new life. I think its a lovely name.”</text:span></text:p>
      <text:p text:style-name="P1"><text:span text:style-name="T27"><text:tab/>“</text:span><text:span text:style-name="T28">You can’t- I already have a life! Send me back!”</text:span></text:p>
      <text:p text:style-name="P1"><text:span text:style-name="T28"><text:tab/>“</text:span><text:span text:style-name="T30">Remember, you can’t lie</text:span><text:span text:style-name="T29">, but that life is over. You reach the end and now its time to move on to the next thing. Although, I guess I could just leave you here if you want. Sounds boring to me, but there are more people I can recruit and no reason to stick with an unreasonable one.”</text:span></text:p>
      <text:p text:style-name="P1"><text:span text:style-name="T29"><text:tab/>“</text:span><text:span text:style-name="T31">I want to go home!”</text:span></text:p>
      <text:p text:style-name="P1"><text:span text:style-name="T31"><text:tab/>“</text:span><text:span text:style-name="T32">You’ll have to make one first.”</text:span></text:p>
      <text:p text:style-name="P1"><text:span text:style-name="T32"><text:tab/>“</text:span><text:span text:style-name="T33">What?”</text:span></text:p>
      <text:p text:style-name="P1"><text:span text:style-name="T33"><text:tab/>“You’ll have to make </text:span><text:span text:style-name="T34">your new home. </text:span><text:span text:style-name="T35">Your old one’s gone.”</text:span></text:p>
      <text:p text:style-name="P3"><text:tab/>“But I was there yesterday. How could it be gone?”</text:p>
      <text:p text:style-name="P1"><text:span text:style-name="T35"><text:tab/>“</text:span><text:span text:style-name="T36">Nope, whatever you’re remembering happened at least a decade ago.”</text:span></text:p>
      <text:p text:style-name="P1"><text:span text:style-name="T36"><text:tab/>“</text:span><text:span text:style-name="T37">A decade… so I have nothing then?”</text:span></text:p>
      <text:p text:style-name="P1"><text:span text:style-name="T37"><text:tab/>“</text:span><text:span text:style-name="T38">It’s just you and I now.”</text:span></text:p>
      <text:p text:style-name="P1"><text:span text:style-name="T38"><text:tab/>“Great…</text:span><text:span text:style-name="T39"> That’s just great… </text:span><text:span text:style-name="T40">I don’t suppose I could get some space added in there too?”</text:span></text:p>
      <text:p text:style-name="P1"><text:span text:style-name="T40"><text:tab/>“</text:span><text:span text:style-name="T41">mmm, I doubt you want to go to hell so how do you feel about camping?”</text:span></text:p>
      <text:p text:style-name="P36"><text:span text:style-name="T41"><text:tab/>“</text:span><text:span text:style-name="T42">Meh, it’s OK I guess.”</text:span></text:p>
      <text:p text:style-name="P7"><text:tab/><text:span text:style-name="T275">Whimsy found herself standing in the middle of a forest. The only things she could see in every direction were trees. The canopy was not very thick and let the evening rays of the sun through to brighten the area. “You know there’s usually a tent and supplies involved in camping.” she grumbled.</text:span></text:p>
      <text:p text:style-name="P7"><text:tab/><text:span text:style-name="T2">“</text:span><text:span text:style-name="T43">Oh you don’t need those. </text:span><text:span text:style-name="T44">You’re a demon. </text:span><text:span text:style-name="T45">It’d be pretty embarrassing if exposure to the elements could actually harm you.” </text:span><text:span text:style-name="T276">Mal said in Whimsy’s mind.</text:span></text:p>
      <text:p text:style-name="P7"><text:soft-page-break/><text:tab/>“<text:span text:style-name="T277">Whatever.” Whimsy said while looking at her claws, “How strong are these?” She pressed the tips into one of the larger oak trees and tested the grip. Satisfied with the results, she proceeded to climb up the trunk to one of the larger branches midway up the tree. Settling into the crook with her new additions proved harder than she thought. No matter how she sat she would either crush her wings or fall off the branch if she relaxed.</text:span></text:p>
      <text:p text:style-name="P7"><text:tab/><text:span text:style-name="T2">“</text:span><text:span text:style-name="T46">You can just shapeshift those away.”</text:span><text:span text:style-name="T278"> Mal said.</text:span></text:p>
      <text:p text:style-name="P8"><text:tab/>“<text:span text:style-name="T279">Go away. ‘m moping.” Whimsy muttered. Still, she hid all of her demonic features and leaned back to stare at the sky. “Demons don’t sleep do they?” she sighed.</text:span></text:p>
      <text:p text:style-name="P8"><text:span text:style-name="T279"><text:tab/></text:span><text:span text:style-name="T47">“</text:span><text:span text:style-name="T48">Not as often as a human. </text:span><text:span text:style-name="T49">Usually about once a week for the entire day or two. </text:span><text:span text:style-name="T50">Hell doesn’t really have day night cycles so it’s hard to tell.” </text:span><text:span text:style-name="T280">Mal replied, </text:span><text:span text:style-name="T50">“</text:span><text:span text:style-name="T51">Oh, you’ll also be available for summoning while sleeping, too.”</text:span></text:p>
      <text:p text:style-name="P9"><text:tab/>“Well isn’t that just peachy.” snipe<text:span text:style-name="T281">d</text:span> Whimsy <text:span text:style-name="T281">as she worked her way down the tree, “What about food and drink? I’m not feeling hungry either.”</text:span></text:p>
      <text:p text:style-name="P9"><text:tab/><text:span text:style-name="T2">“</text:span><text:span text:style-name="T52">You only need to replace what you lose, so you can nearly get away without any but for a small caveat. </text:span><text:span text:style-name="T53">You use </text:span><text:span text:style-name="T54">magical energy. Any excess </text:span><text:span text:style-name="T58">organic matter</text:span><text:span text:style-name="T54"> will be converted </text:span><text:span text:style-name="T56">to energy. </text:span><text:span text:style-name="T57">That’s </text:span><text:span text:style-name="T59">plenty</text:span><text:span text:style-name="T57"> to sustain you, but your hungry will never fully disappear.</text:span><text:span text:style-name="T55">”</text:span></text:p>
      <text:p text:style-name="P9"><text:span text:style-name="T55"><text:tab/></text:span><text:span text:style-name="T282">“That’s annoying.” Whimsy said but paused to tap her chin, “or maybe not. Do I have the same sense of taste? Eating all the desserts I want could be fun.”</text:span></text:p>
      <text:p text:style-name="P9"><text:tab/><text:span text:style-name="T2">“</text:span><text:span text:style-name="T60">A demon with a sweet tooth? Yes, things will taste the same for the most part. You’ll also be able to taste the mana in things. The darker the source the better the taste. You might like the taste of live animals o</text:span><text:span text:style-name="T61">r</text:span><text:span text:style-name="T60"> fresh raw meat.”</text:span></text:p>
      <text:p text:style-name="P9"><text:span text:style-name="T60"><text:tab/></text:span><text:span text:style-name="T283">“I think I’ll give that a pass.” Whimsy picked a direction and started walking, “At least I don’t have to worry about getting more lost this time.” She spent several days just meandering through the forest. There were plenty of things to stop and look at on her journey but the fauna went out of their way to avoid her. At one point she found a berry bush and learned from Mal that she was immune to disease and poison. That made finding food easy but as Mal said her hunger never fully disappeared.</text:span></text:p>
      <text:p text:style-name="P9"><text:tab/><text:span text:style-name="T284">Whimsy found a small waterfall with a small lake. </text:span><text:span text:style-name="T62">“How strong am I?”</text:span><text:span text:style-name="T284"> she wondered.</text:span></text:p>
      <text:p text:style-name="P9"><text:tab/><text:span text:style-name="T2">“</text:span><text:span text:style-name="T63">Pathetic by demon standards, but near the top for humans. You could probably fight off anything in this forest, including the hunters.”</text:span><text:span text:style-name="T285"> Mal said.</text:span></text:p>
      <text:p text:style-name="P9"><text:tab/><text:span text:style-name="T286">Whimsy checked around the area before stripping and jumping in the lake. </text:span></text:p>
      <text:p text:style-name="P9"/>
      <text:h text:style-name="P43" text:outline-level="1">Chapter 2</text:h>
      <text:p text:style-name="P28"><text:tab/><text:span text:style-name="T287">Whimsy was relaxing on a rock just beneath the lakes surface when a group of people emerged from the forest. There were five people in total, two women and three men kitted out with leather armor and bows. </text:span><text:span text:style-name="T64">“</text:span><text:span text:style-name="T66">Huh, </text:span><text:span text:style-name="T65">I guess there’s a village or something downstream. </text:span><text:span text:style-name="T66">I should really deal with this.” </text:span><text:span text:style-name="T165">she closed her eyes again, </text:span><text:span text:style-name="T66">“</text:span><text:span text:style-name="T67">I’</text:span><text:span text:style-name="T68">m not in the mood though. </text:span><text:span text:style-name="T67">Maybe they’ll just go away on their own.”</text:span></text:p>
      <text:p text:style-name="P10"><text:tab/>“<text:span text:style-name="T288">Damn, never expected to find such a beauty today!” one of the men whistled.</text:span></text:p>
      <text:p text:style-name="P10"><text:tab/>“<text:span text:style-name="T289">Have you no shame woman!?” shouted one of the women, “Cover yourself, immediately!”</text:span></text:p>
      <text:p text:style-name="P10"><text:tab/><text:span text:style-name="T290">Whimsy rolled her eyes as she got dressed again before walking over to the new group. “Alright, what do you want?” she huffed.</text:span></text:p>
      <text:p text:style-name="P10"><text:tab/>“<text:span text:style-name="T291">I don’t recognize you. Who are you and what are you doing here?” asked another man in the group.</text:span></text:p>
      <text:p text:style-name="P10"><text:tab/>“<text:span text:style-name="T292">I suppose I’m just Whimsy the lost traveler.”</text:span></text:p>
      <text:p text:style-name="P10"><text:tab/><text:span text:style-name="T293">He narrowed his eyes, “You oddly put together for someone lost. Do you have a camp nearby?”<text:tab/></text:span></text:p>
      <text:p text:style-name="P10"><text:tab/><text:span text:style-name="T2">“</text:span><text:span text:style-name="T69">I was wondering that too. These clothes are standing up surprisingly well for this trek.” </text:span><text:span text:style-name="T294">Whimsy shrugged, “No, but it is what it is. This trip wasn’t exactly voluntary, but this is a pretty nice forest so I got that going for me.”</text:span></text:p>
      <text:p text:style-name="P10"><text:tab/><text:span text:style-name="T295">One of the women gasped, “That’s terrible, why would someone just leave you in the middle of the woods?”</text:span></text:p>
      <text:p text:style-name="P10"><text:tab/>“’<text:span text:style-name="T296">cause I’m homelesss now.” Whimsy forced a neutral expression.</text:span></text:p>
      <text:p text:style-name="P10"><text:tab/>“<text:span text:style-name="T297">You’re a vagrant.” the man frowned.</text:span></text:p>
      <text:p text:style-name="P10"><text:tab/>“<text:span text:style-name="T298">I can take care of myself.”</text:span></text:p>
      <text:p text:style-name="P10"><text:tab/>“<text:span text:style-name="T299">Still I must insist…” the man explained. Whimsy decided to just go along for it and head off to their village with the woman that had tried to shame her. The rest of the party head away as the pair followed the water downstream.</text:span></text:p>
      <text:p text:style-name="P10"><text:tab/>“<text:span text:style-name="T300">What is your real story?” the other woman demanded of Whimsy.</text:span></text:p>
      <text:p text:style-name="P10"><text:tab/><text:span text:style-name="T301">Whimsy stared the other woman down before answering, </text:span>“<text:span text:style-name="T301">Everything I had is gone now and I’ve been mindlessly wandering this forest for the past few days. I suppose it’s kind of fun but I still have no idea what to do.”</text:span></text:p>
      <text:p text:style-name="P10"><text:tab/>“<text:span text:style-name="T302">Do you really expect me to believe that? You’re clothes are in perfect condition and you’re out here without any gear. You’re hiding something.”</text:span></text:p>
      <text:p text:style-name="P10"><text:tab/>“<text:span text:style-name="T303">You asked the question, I don’t really care whether you believe me or not, and of course I’m hiding things. Everybody’s hiding things. If you tell me you don’t have any secrets I would call you a liar.”</text:span></text:p>
      <text:p text:style-name="P10"><text:soft-page-break/><text:tab/>“<text:span text:style-name="T304">I don’t trust you.”</text:span></text:p>
      <text:p text:style-name="P10"><text:tab/>“<text:span text:style-name="T305">Feeling’s mutual.” Whimsy said and the two stayed silent for the rest of the journey. When the town came into the view Whimsy stopped to take in the sight. </text:span><text:span text:style-name="T70">“</text:span><text:span text:style-name="T71">Stone Wall? Where on Earth are people still using stone walls?” </text:span><text:span text:style-name="T306">she paused to let the gears in her head turn, </text:span><text:span text:style-name="T71">“Oh, Mal, you didn’t put me on some other planet did you?”</text:span></text:p>
      <text:p text:style-name="P10"><text:span text:style-name="T71"><text:tab/>“</text:span><text:span text:style-name="T72">Of course, I did. I already seen what Earth has to offer so I need a brand new world. Congratulations you’re the first Earthling to visit this realm!”</text:span></text:p>
      <text:p text:style-name="P10"><text:span text:style-name="T307"><text:tab/>Approaching the gate from the road the pair could see a people going about their daily lives. The streets were paved with dingy bricks and lined with shops. Further down the street the crowds started to get denser but there were only a handful of people near the gate. When the wind shifted Whimsy got her first nose full of the town air, </text:span><text:span text:style-name="T72">“</text:span><text:span text:style-name="T73">Oh god, it smells like ass!”</text:span></text:p>
      <text:p text:style-name="P10"><text:span text:style-name="T73"><text:tab/>“</text:span><text:span text:style-name="T74">That’s just the city air. Have you never realize how disgusting human cities are? The population density it insane. This world is stagnant too, so they aren’t much better than Earth in the middle ages. </text:span><text:span text:style-name="T75">Still this town grew too quickly and the infrastructure is shit. Other cities probably won’t smell worse than Earth ones.</text:span><text:span text:style-name="T74">”</text:span></text:p>
      <text:p text:style-name="P11"><text:tab/>“<text:span text:style-name="T308">Come on. Let’s get this over with.” said the woman as she marched through the gates. Whimsy followed behind holding her breath. They entered the building labeled ‘Adventurer’s Guild,’ the closest building to the gates. Inside the massive building were tables occupied by groups with a wide variety of equipment. Some wore robes with a staff on their back, others had full plate mail armor and massive weapons, and a few had leather armor packed with pockets and knives. Right in front of the door though was a counter and the destination of the pair. “I need a identification check on her.” the woman said to the man behind the counter while indicating Whimsy.</text:span></text:p>
      <text:p text:style-name="P11"><text:tab/>“<text:span text:style-name="T309">Alright. Ma’am would you place you hand on the tablet.” the man said as he pulled out a black glass tablet.</text:span></text:p>
      <text:p text:style-name="P11"><text:tab/><text:span text:style-name="T2">“</text:span><text:span text:style-name="T76">Why</text:span><text:span text:style-name="T77"> did </text:span><text:span text:style-name="T76">she bring me to an adventurer’s guild? </text:span><text:span text:style-name="T78">I’m not an adventurer.</text:span><text:span text:style-name="T76">” </text:span><text:span text:style-name="T310">Whimsy wondered as she complied.</text:span></text:p>
      <text:p text:style-name="P11"><text:tab/><text:span text:style-name="T2">“</text:span><text:span text:style-name="T79">That’s one of the more interesting parts of this world. It’s artificial and has a… system of sorts that manages things. It also lets people build up their personal strength to ludicrous levels.”</text:span><text:span text:style-name="T311"> Mal explain as the pad flashed a notice that Whimsy was not registered in the system, </text:span><text:span text:style-name="T79">“</text:span><text:span text:style-name="T80">It has all kinds of weird effects but one of them is that the Adventurer’s guild is the single most influential power. </text:span><text:span text:style-name="T81">A lot of government function are managed by them.”</text:span></text:p>
      <text:p text:style-name="P11"><text:span text:style-name="T81"><text:tab/></text:span><text:span text:style-name="T312">“What rock were you living under?” mumbled the man as he picked up the pad and worked on it for a bit. He pulled a small card from behind the counter and tapped it on the tablet before handing it to Whimsy.</text:span></text:p>
      <text:p text:style-name="P11"><text:tab/><text:span text:style-name="T313">Whimsy looked at the card and Mal broke into laughter. The card had her basic physical features listed along with her name, race, and level. </text:span><text:span text:style-name="T82">“</text:span><text:span text:style-name="T83">I can’t believe he overlooked the fact that your race is listed as demon.”</text:span><text:span text:style-name="T314"> Mal said causing Whimsy to stuff the card in her pocket.</text:span></text:p>
      <text:p text:style-name="P17"><text:tab/><text:span text:style-name="T2">“</text:span><text:span text:style-name="T105">Gender none! Rude!”</text:span><text:span text:style-name="T315"> Whimsy glared at the card, “</text:span><text:span text:style-name="T84">What does it mean level, </text:span><text:span text:style-name="T105">though</text:span><text:span text:style-name="T84">?”</text:span></text:p>
      <text:p text:style-name="P11"><text:soft-page-break/><text:tab/><text:span text:style-name="T2">“</text:span><text:span text:style-name="T85">It’s part of that system. It tries to quantify your capabilities especially combat related ones. </text:span><text:span text:style-name="T86">It’s an exponential scale so it doubles every 10 levels and a typical adult human is about level 20.” </text:span><text:span text:style-name="T316">Mal replied, </text:span><text:span text:style-name="T87">“</text:span><text:span text:style-name="T88">You’re around the peak abilities for non magical human at level 23 but people here can get much stronger than that if they put in the effort.”</text:span></text:p>
      <text:p text:style-name="P13"><text:tab/>“Alright, come on.” said Whimsy guide, “Let’s get you to an inn so your out of my hair.”</text:p>
      <text:p text:style-name="P11"><text:tab/><text:span text:style-name="T317">As the woman left the building Whimsy tried to protest but couldn’t get the words out. </text:span><text:span text:style-name="T89">“I </text:span><text:span text:style-name="T90">forgot to breath</text:span><text:span text:style-name="T89">…” </text:span><text:span text:style-name="T318">Whimsy asked, “Why?”</text:span></text:p>
      <text:p text:style-name="P11"><text:tab/>“<text:span text:style-name="T318">So you have somewhere to stay.” the guide peered at her, “You do know what an inn is, right?”</text:span></text:p>
      <text:p text:style-name="P11"><text:tab/>“<text:span text:style-name="T319">Yeah, but why would I want to stay here. It smells like ass.”</text:span></text:p>
      <text:p text:style-name="P11"><text:tab/>“<text:span text:style-name="T320">That’s just what cities smell like.”</text:span></text:p>
      <text:p text:style-name="P11"><text:tab/>“<text:span text:style-name="T321">Gross. I’m sticking with the forest then.”</text:span></text:p>
      <text:p text:style-name="P11"><text:tab/>“<text:span text:style-name="T322">What is wrong with you? You’re going to pass up a proper bed just because your nose can’t handle city smells?”</text:span></text:p>
      <text:p text:style-name="P11"><text:tab/>“<text:span text:style-name="T323">Yes!”</text:span></text:p>
      <text:p text:style-name="P12"><text:tab/><text:span text:style-name="T323">The other woman mulled over Whimsy’s reply before shrugging and heading back out the gate. The two parted ways at the tree line and once again Whimsy picked a direction to go at random. She reveled in the fresh air. </text:span></text:p>
      <text:p text:style-name="P39"><text:tab/>“This might be more fun than I thought.” she yawned after spending a few days testing her limits. Her strength did not improve much but her stamina and flexibility were inhuman. Even so, she was beginning to feel drowsy after a week of staying awake. This time when she found a tree to sleep in she did fall asleep.</text:p>
      <text:p text:style-name="P12"><text:tab/><text:span text:style-name="T324">Whimsy found herself standing on the forest floor the next instant. However, the darkened sky suggested that several hours had passed. A familiar magic circle was at her feet and robed woman with a staff and pointed hat was standing in front of her. To the side was a small hut covered in drying herbs and occult ornaments.</text:span></text:p>
      <text:p text:style-name="P12"><text:tab/>“<text:span text:style-name="T325">Demon, I want you to protect and aid me as I gather reagents from the forest. Will you do this?” stated the witch.</text:span></text:p>
      <text:p text:style-name="P12"><text:tab/><text:span text:style-name="T2">“</text:span><text:span text:style-name="T91">Woah, a witch!” </text:span><text:span text:style-name="T326">Whimsy marveled, </text:span><text:span text:style-name="T91">“</text:span><text:span text:style-name="T92">Wait, is she a real witch!?”</text:span></text:p>
      <text:p text:style-name="P12"><text:span text:style-name="T92"><text:tab/>“Well, she did just summon a demon.” </text:span><text:span text:style-name="T327">Mal added.</text:span></text:p>
      <text:p text:style-name="P12"><text:tab/><text:span text:style-name="T2">“</text:span><text:span text:style-name="T93">...right.” </text:span><text:span text:style-name="T328">Whimsy admitted, “Uh, OK.” A set of ethereal chains appeared around the right hands of the two before sinking into their skin. The chains left no mark but Whimsy could still feel them as she inspected her hand.</text:span></text:p>
      <text:p text:style-name="P12"><text:tab/>“<text:span text:style-name="T329">You’re still a child aren’t you, demon?” the witch asked.</text:span></text:p>
      <text:p text:style-name="P12"><text:tab/><text:span text:style-name="T330">Whimsy wanted to answer ‘no’ but could not. “Yes?” she replied.</text:span></text:p>
      <text:p text:style-name="P12"><text:soft-page-break/><text:tab/>“<text:span text:style-name="T331">Interesting.” the witch said as she put on a satchel and picked up a large sack, “Here hold this”</text:span></text:p>
      <text:p text:style-name="P12"><text:tab/><text:span text:style-name="T332">Whimsy grabbed the offered sack and the two headed off. After a while the witch stopped and started gathering trimmings from the plant covering the ground. To Whimsy’s eyes the cuts the witch made had a slight fading glow. “So we just collecting plants?” Whimsy asked.</text:span></text:p>
      <text:p text:style-name="P12"><text:tab/>“<text:span text:style-name="T333">No, I said reagents, not plants.” replied the witch as she checked her bag and set off again, “This was just on the way.” They made a few more similar stops before they reached the edge of the forest after nearly an hour. Mangrove trees surrounded the pair as they waded through the water of the swamp. “There.” the witch stopped and pointed at a log sticking out of the water, “Try and grab it by the tail.”</text:span></text:p>
      <text:p text:style-name="P12"><text:tab/><text:span text:style-name="T334">Whimsy shrugged and approached the log and inspected it finding a dark cavity. She reached a hand in and withdrew it the next instant with a snake attached. “The little shit bit me.” she shouted, “Wait, this isn’t a venomous snake is it?”</text:span></text:p>
      <text:p text:style-name="P12"><text:tab/>“<text:span text:style-name="T335">Of course it’s venomous.” the witch rolled her eyes, “Why do you think I’m having you catch them?”</text:span></text:p>
      <text:p text:style-name="P12"><text:tab/>“<text:span text:style-name="T336">What!? Am I going to have to cut off my hand now!?” Whimsy questioned as the snake let go and started swimming away.</text:span></text:p>
      <text:p text:style-name="P12"><text:tab/>“<text:span text:style-name="T337">You idiot! You’re immune to poisons! Now don’t let it get away!” the witch ordered.</text:span></text:p>
      <text:p text:style-name="P12"><text:tab/><text:span text:style-name="T338">Whimsy stumbled after the snake and grabbed it by the tail. She flailed every time the snake tried to bite her.</text:span></text:p>
      <text:p text:style-name="P12"><text:tab/>“<text:span text:style-name="T339">Just flick it like a whip and put it in the bag.” said the witch as she rubbed the bridge of her nose. Whimsy did as ordered killing the snake and putting it in the bag. She also noticed that viscous black fluid had leaked out of the bite mark before it healed. Wiping the ooze off the pair headed off to search for more snakes.</text:span></text:p>
      <text:p text:style-name="P12"><text:tab/><text:span text:style-name="T340">Whimsy had gotten several more bites by the time the witch was satisfied. Handing off the sack full of dead snakes Whimsy was more than ready to go when she was unsummoned.</text:span></text:p>
      <text:h text:style-name="P44" text:outline-level="1">Chapter 3</text:h>
      <text:p text:style-name="P12"><text:tab/><text:span text:style-name="T341">Whimsy stretched as she woke up feeling refreshed despite the night spent snake catching. There was a thud when she landed on the ground after jumping down from her branch. “I feel stronger?” she wondered, “I didn’t think I was that much of a morning person.”</text:span></text:p>
      <text:p text:style-name="P12"><text:tab/><text:span text:style-name="T2">“</text:span><text:span text:style-name="T94">You are stronger.” </text:span><text:span text:style-name="T342">Mal said, </text:span><text:span text:style-name="T94">“Do you really think demons would go along with summonings if there wasn’t something in it for them?”</text:span></text:p>
      <text:p text:style-name="P14"><text:tab/>“I,” Whimsy replied, “didn’t think about that.”</text:p>
      <text:p text:style-name="P12"><text:tab/><text:span text:style-name="T2">“</text:span><text:span text:style-name="T94">But you still went along with that witch.” </text:span><text:span text:style-name="T342">Mal giggled, </text:span><text:span text:style-name="T94">“</text:span><text:span text:style-name="T95">You’ve got a bit of a masochistic streak.”</text:span></text:p>
      <text:p text:style-name="P15"><text:tab/>“No, I just didn’t have anything better to do and besides the snakes bites were more annoying than painful. Now what are you talking about? How did I get stronger from being summoned?”</text:p>
      <text:p text:style-name="P12"><text:tab/><text:span text:style-name="T2">“</text:span><text:span text:style-name="T96">You don’t get summon in body just in mind. The body </text:span><text:span text:style-name="T97">you occupy is conjured with the summoner’s magic and part of that magic is tied up in maintaining the body. </text:span><text:span text:style-name="T98">For some reason, they’ve never really considered the implication that summoning something mixes a part of your soul with the summoned creature. </text:span><text:span text:style-name="T99">Effectively you’re nibbling on their soul the entire time your summoned.”</text:span></text:p>
      <text:p text:style-name="P12"><text:span text:style-name="T99"><text:tab/></text:span><text:span text:style-name="T343">“So that’s why I don’t feel as hungry… Wow, that… Uh, I’m just gonna leave that one alone.”</text:span></text:p>
      <text:p text:style-name="P12"><text:tab/>“<text:span text:style-name="T344">Now what’s a beauty like you doing talking to herself in the middle of the woods?” asked the man that had just shown himself. He was well groomed and equipped with a sturdy set of leather armor. While his stance was casual he kept one hand near the handle of the rapier hanging from his belt.</text:span></text:p>
      <text:p text:style-name="P12"><text:tab/>“<text:span text:style-name="T345">Sightseeing.” Whimsy replied, “What about you?”</text:span></text:p>
      <text:p text:style-name="P12"><text:tab/>“<text:span text:style-name="T346">Yes, there are some delightful sights around.” said the man as he ogled Whimsy, “I happen to live nearby. It would also be delightful if the lady would accompany me back to my humble abode.”</text:span></text:p>
      <text:p text:style-name="P12"><text:tab/>“<text:span text:style-name="T347">Not the worst pickup line I’ve heard, but I’ll have to refuse.” Whimsy deadpanned. The man disappeared and she felt a sword against her neck. </text:span><text:span text:style-name="T100">“</text:span><text:span text:style-name="T101">Uh, what just happened?”</text:span></text:p>
      <text:p text:style-name="P16"><text:tab/>“I apologize for the misunderstanding, but that wasn’t a request.” the man said directly into her ear.</text:p>
      <text:p text:style-name="P12"><text:tab/><text:span text:style-name="T2">“</text:span><text:span text:style-name="T102">The system that governs this realm offers unlimited potential to all denizens. What did you think you were the only one?” </text:span><text:span text:style-name="T348">Mal explained, </text:span><text:span text:style-name="T102">“</text:span><text:span text:style-name="T103">Although you are the only one that’s not fully bound to the system and you have me!”</text:span></text:p>
      <text:p text:style-name="P12"><text:span text:style-name="T349"><text:tab/>“I see.” Whimsy said with a strained smile, “In that case, I would love to see your humble abode.” The humble abode was an encampment protected by a pallisade and hidden within the forest. There were only a few buildings with tents filling out the rest of the encampment. I was well organized and maintained but many of the inhabitants and their plain clothing were covered in dirt stains. </text:span><text:span text:style-name="T103">“</text:span><text:span text:style-name="T104">Still smells better than that city.”</text:span></text:p>
      <text:p text:style-name="P12"><text:soft-page-break/><text:span text:style-name="T104"><text:tab/></text:span><text:span text:style-name="T350">Whimsy was pushed inside a prison cell and the door slammed shut locking her in with a pair of prisoners. The two women were sitting on the ground watching with impassive eyes. They had on sets of ratty clothing but Whimsy could still recognize the woman that had taken her to the city. “Why am I not surprised to see you again?” droned the woman.</text:span></text:p>
      <text:p text:style-name="P12"><text:tab/>“<text:span text:style-name="T351">Weren’t there more of you earlier?” Whimsy shot back.</text:span></text:p>
      <text:p text:style-name="P12"><text:tab/>“<text:span text:style-name="T352">Uncooperative men are a liability so they can either join or die.”</text:span></text:p>
      <text:p text:style-name="P12"><text:tab/>“<text:span text:style-name="T353">Why are we here then?”</text:span></text:p>
      <text:p text:style-name="P12"><text:tab/><text:span text:style-name="T353">The woman stared at Whimsy, “Really? Although with your looks I guess you don’t have to worry much.”</text:span></text:p>
      <text:p text:style-name="P12"><text:tab/>“<text:span text:style-name="T354">What’s that supposed to mean?” Whimsy glared.</text:span></text:p>
      <text:p text:style-name="P12"><text:tab/>“<text:span text:style-name="T355">You’ve got no hips. Hell, you look half starved!”</text:span></text:p>
      <text:p text:style-name="P12"><text:tab/><text:span text:style-name="T356">Whimsy fumed but the woman that had remained silent said, “Would you both shut up!? You’re just making things worse.” Whimsy tried to start a conversation multiple times but had little luck. She did managed to learn that the second woman was named Sandy but the entire day passed in silence otherwise. Lunch had been an hour ago but Whimsy was still poking at half a bowl of gray mush.</text:span></text:p>
      <text:p text:style-name="P12"><text:tab/><text:span text:style-name="T358">Late in the evening a man appeared as the other side fo the prison door, </text:span>“<text:span text:style-name="T357">Well, if it isn’t the wild woman. I had heard we got a new playmate.” He leered at Whimsy, “It looks like someone understands resistance is pointless.”</text:span></text:p>
      <text:p text:style-name="P12"><text:tab/><text:span text:style-name="T2">“</text:span><text:span text:style-name="T106">Pointless?” </text:span><text:span text:style-name="T359">Whimsy thought while staring at the floor. The man unlocked the door and stepped in. </text:span><text:span text:style-name="T106">“</text:span><text:span text:style-name="T107">Yeah, things certainly seem pretty pointless now that I’ve lost everything.”</text:span><text:span text:style-name="T360"> Her cell mates looked resigned as the man walked toward them. </text:span><text:span text:style-name="T107">“Also means I have nothing left to loose. Hey Mal didn’t you say that evil souls taste better?” </text:span><text:span text:style-name="T361">Whimsy stared at the man’s back.</text:span></text:p>
      <text:p text:style-name="P12"><text:tab/><text:span text:style-name="T2">“</text:span><text:span text:style-name="T108">Oh yes, that was the original purpose of demons. Just follow your instincts that’s what they’re there for.”</text:span></text:p>
      <text:p text:style-name="P12"><text:span text:style-name="T108"><text:tab/></text:span><text:span text:style-name="T362">Whimsy’s nails grew into black claws that seemed to flow like a liquid. She moved into position and pounced on the man. He whipped around and punched her in the face killing her momentum. She did manage to scratch his arm before falling to the ground. He looked at the scratch on his arm before glaring at Whimsy. A foot impacted Whimsy’s stomach in the next moment but she wrapped herself around it to prevent the man from pulling it back.</text:span></text:p>
      <text:p text:style-name="P12"><text:tab/>“<text:span text:style-name="T363">Stupid bitch! What do you hope to accomplish?” growled the man as he reached for the knife at his side.</text:span></text:p>
      <text:p text:style-name="P12"><text:tab/>“<text:span text:style-name="T364">Spite mostly.” Whimsy said just before the knife stabbed into her side. Her breath hissed as it was pulled through her teeth, “That little prick’s not gonna be enough.” Her nails dug into the mans shin.</text:span></text:p>
      <text:p text:style-name="P12"><text:tab/>“<text:span text:style-name="T365">Let go.” repeated the man with every stab but Whimsy remained despite the numerous holes oozing black blood on her side. Each strike got weaker until he fell across Whimsy still trying to stab </text:span><text:soft-page-break/><text:span text:style-name="T365">her even though his hand was nowhere near her. Black veins grew on his neck and hands until he stopped moving. His body melted into a black mass that flowed into Whimsy.</text:span></text:p>
      <text:p text:style-name="P12"><text:tab/><text:span text:style-name="T366">Her two cellmates watched in horror as Whimsy inspected the items left behind by the man. The clothing she had no use for nor did she know how to wield a knife. A few coins were the only thing she found worth taking from the man. “I feel better now.” Whimsy said as she stretched, </text:span><text:span text:style-name="T109">“</text:span><text:span text:style-name="T110">I don’t know if that’s a good sign.” </text:span></text:p>
      <text:p text:style-name="P18"><text:tab/>“What is hell’s name are you?” Sandy muttered. Whimsy pulled her adventurer’s card out and handed it to Sandy. “You didn’t even look at her card!?” she shrieked at other woman, “She’s a goddamn demon.”</text:p>
      <text:p text:style-name="P12"><text:tab/><text:span text:style-name="T367">Whimsy reclaimed her card and let the two argue among themselves as she left the cell. </text:span><text:span text:style-name="T111">“</text:span><text:span text:style-name="T112">Huh, level 27 now? Cool.” </text:span><text:span text:style-name="T367">The prison was constructed inside a pit with a straight hallway leading to the surface. Whatever building was on top of it provided the wooden ceiling but Whimsy was more concerned with the other locked doors. Only one other cell was occupied with a rotund man wearing an elaborate set of clothing. Said clothing had seen better days and the man looked worn down though.</text:span></text:p>
      <text:p text:style-name="P12"><text:tab/><text:span text:style-name="T368">When Whimsy opened the door taking part of the frame with it, the man only gave her a glance. “You just gonna sit there?” she asked.</text:span></text:p>
      <text:p text:style-name="P12"><text:tab/>“<text:span text:style-name="T369">You don’t look very professional. Did my parents really hire you?” he asked.</text:span></text:p>
      <text:p text:style-name="P12"><text:tab/>“<text:span text:style-name="T370">Uh, no. Why would they hire me?”</text:span></text:p>
      <text:p text:style-name="P12"><text:tab/>“<text:span text:style-name="T370">I see. In that case I shall wait for a proper rescue party then.”</text:span></text:p>
      <text:p text:style-name="P12"><text:tab/><text:span text:style-name="T371">Whimsy backed out of the room and crawled up the earthen ramp leading above ground. Peeking at the encampment showed a few guards patrolling the walls but the buildings were too dark to make out anything. She watched the guards in order to memorize their routes but a commotion drew them to the entrance after a while. The clash of steel on steel rang out as the shouting raised in volume. Whimsy waited a moment to make sure everyone was paying attention to the entrance before sprinting to the wooden wall around the encampment. Her nails bit into the wood and made it easy for her to climb up and over the wall.</text:span></text:p>
      <text:p text:style-name="P12"><text:tab/><text:span text:style-name="T372">Whimsy found a tree to perch in with a view of the fight going on. The bandits were fighting a small group of people. The man in the front had a sword and shield fighting along side a man wielding a pair of blades. In the back was a lady dressing in white robes with golden accents waving a staff around. </text:span><text:span text:style-name="T113">“I guess she’s the cheerleader?”</text:span></text:p>
      <text:p text:style-name="P12"><text:span text:style-name="T373"><text:tab/>Eventually the man that had captured Whimsy approached the group and started talking with them. The talks broke down and swords were drawn only for the cheerleader to step up. By this time Whimsy’s cellmates had snuck out and joined the conversation. </text:span><text:span text:style-name="T113">“</text:span><text:span text:style-name="T114">Too bad, I can’t hear what they’re saying. It looks like quiet the drama.” </text:span><text:span text:style-name="T374">After much arguing the man lowered his weapons and let himself be restrained.</text:span></text:p>
      <text:p text:style-name="P12"><text:tab/><text:span text:style-name="T375">Neither of Whimsy’s cellmates looked happy with the arrangement but Sandy was the only one to storm off. The remaining group made their way back into the camp heading toward the prison.</text:span></text:p>
      <text:p text:style-name="P12"><text:soft-page-break/><text:tab/>“<text:span text:style-name="T376">You didn’t go very far.” called Sandy from the base of the tree.</text:span></text:p>
      <text:p text:style-name="P12"><text:tab/>“<text:span text:style-name="T377">I wanted to see what was going on.” Whimsy replied, “You aren’t afraid I’m going to eat you or something?”</text:span></text:p>
      <text:p text:style-name="P12"><text:tab/><text:span text:style-name="T378">Sandy shrugged and started climbing, “Nothing ventured, nothing gained.”</text:span></text:p>
      <text:p text:style-name="P12"><text:tab/><text:span text:style-name="T379">Whimsy gave her a look before turning back to the encampment. The attacking party was now leaving with the final prisoner in tow. Once they passed through the gate the encampment burst into action. Bandits were grabbing everything not nailed down and fleeing.</text:span></text:p>
      <text:p text:style-name="P12"><text:tab/>“<text:span text:style-name="T380">Half-assed Hero.” Sandy spat, “All he did was spread the problem around.”</text:span></text:p>
      <text:h text:style-name="P45" text:outline-level="1">Chapter 4</text:h>
      <text:p text:style-name="P29"><text:tab/><text:span text:style-name="T381">Both Whimsy and Sandy decided to stay at the bandit’s encampment since it was, ironically, the only place without bandits. Whimsy slipped into sleep once again opening herself to summoning.</text:span></text:p>
      <text:p text:style-name="P29"><text:tab/><text:span text:style-name="T382">Whimsy once again found herself standing on a summoning circle. This time it was in plain white brick room. Scorch marks and stains marred the floor and walls though. Across from her was someone wearing full plate armor carrying a sword and shield. </text:span><text:span text:style-name="T115">“</text:span><text:span text:style-name="T116">I’m not sure I like where this is going…” </text:span><text:span text:style-name="T166">Whimsy thought while eyeing the warrior.</text:span></text:p>
      <text:p text:style-name="P29"><text:span text:style-name="T166"><text:tab/></text:span><text:span text:style-name="T116">“</text:span><text:span text:style-name="T117">Well, you’re not wrong.” </text:span><text:span text:style-name="T167">Mal said, </text:span><text:span text:style-name="T117">“That’s a paladin.”</text:span></text:p>
      <text:p text:style-name="P4"><text:tab/>“A what?”</text:p>
      <text:p text:style-name="P4"><text:tab/>“Holy warrior. Soldier for the church. Specializes in fighting the forces of evil including demons.”</text:p>
      <text:p text:style-name="P29"><text:span text:style-name="T117"><text:tab/></text:span><text:span text:style-name="T167">“</text:span><text:span text:style-name="T168">WHAT!?”</text:span></text:p>
      <text:p text:style-name="P19"><text:tab/>“Dodge.”</text:p>
      <text:p text:style-name="P29"><text:span text:style-name="T168"><text:tab/></text:span><text:span text:style-name="T169">Whimsy leaped back as the paladin’s sword passed by. </text:span><text:span text:style-name="T170">The paladin kept up the attack flowing from one swipe to the next. Whimsy tried to keep dodging but could not avoid getting nicked by most of the slices. </text:span><text:span text:style-name="T171">A stab managed to pierce her stomach bringing Whimsy to a stop. The warrior pulled the sword back and made to cut her head off. Whimsy blocked the blade with her forearm where it sunk in deeply.</text:span></text:p>
      <text:p text:style-name="P29"><text:span text:style-name="T171"><text:tab/>“</text:span><text:span text:style-name="T172">Son of a bitch! That fucking stings!” Whimsy shouted at her opponent </text:span><text:span text:style-name="T173">still continuing his assault, “Would </text:span><text:span text:style-name="T174">you </text:span><text:span text:style-name="T173">stop!?” She punctuated her last statement with a punch that was blocked by the shield. </text:span><text:span text:style-name="T175">She tried slashing with her other hand but it was no more effective. </text:span><text:span text:style-name="T176">On the second slash attempt the warrior swung his sword and cut her hand clean off.</text:span></text:p>
      <text:p text:style-name="P37"><text:span text:style-name="T176"><text:tab/></text:span><text:span text:style-name="T177">Whimsy gaped at the stump left from the cut </text:span><text:span text:style-name="T178">and did not even notice the sword driven through her body. </text:span><text:span text:style-name="T118">“Holy crap, that actually felt like getting my hand cut off.” </text:span><text:span text:style-name="T178">she mused once the pain tapered into a dull ache. </text:span><text:span text:style-name="T179">When she turned to look at the armored warrior they took a step back. </text:span><text:span text:style-name="T180">They tried to raise their shield but Whimsy </text:span><text:span text:style-name="T183">knocked it aside</text:span><text:span text:style-name="T180"> and </text:span><text:span text:style-name="T183">grabbed an arm</text:span><text:span text:style-name="T180">. </text:span><text:span text:style-name="T181">She turned and pulled them across her shoulder and slammed her armored foe on the ground. </text:span><text:span text:style-name="T182">A loud clang was the last thing she heard before being unsummoned.</text:span></text:p>
      <text:p text:style-name="P20"><text:tab/><text:span text:style-name="T383">Whimsy sat on her commandeered bed staring at the hand that she lost during the last summoning. Sandy came in and eyed the demon no longer hiding her less human features. “You are the most mopey demon I’ve ever heard of. Do you do anything other than brooding?”</text:span></text:p>
      <text:p text:style-name="P20"><text:tab/><text:span text:style-name="T384">Whimsy snorted, “I get summoned when I sleep instead of dreaming. Some armored jackass cut off my hand and it hurt.”</text:span></text:p>
      <text:p text:style-name="P20"><text:tab/>“<text:span text:style-name="T385">I had heard the church used summoned demons for practice.” Sandy mused, “So what? You’re sad you got a boo-boo now?”</text:span></text:p>
      <text:p text:style-name="P20"><text:soft-page-break/><text:tab/>“<text:span text:style-name="T386">I wouldn’t call dismemberment a ‘boo-boo.’” Whimsy glared at Sandy, “More like a wake up call. I liked it better when I could just believe this was all some kind of nightmare.”</text:span></text:p>
      <text:p text:style-name="P20"><text:tab/>“<text:span text:style-name="T387">Huh, never expected to find a whiny bitch demon.”</text:span></text:p>
      <text:p text:style-name="P20"><text:tab/>“<text:span text:style-name="T388">Oh, screw you! I had my whole life upended when I turned into a succubus less than a month ago! I think I’m allowed a little self-pity, thank you!”</text:span></text:p>
      <text:p text:style-name="P20"><text:tab/>“<text:span text:style-name="T388">A succubus? There’s no way you’re a lust demon. Hmm, pride, greed, and wrath are out too.”</text:span></text:p>
      <text:p text:style-name="P20"><text:tab/>“<text:span text:style-name="T388">I dunno I’m feeling pretty wrathful right now.”</text:span></text:p>
      <text:p text:style-name="P20"><text:tab/><text:span text:style-name="T388">Sandy scoffed, “If you were a demon of wrath I would be dead by now. I’m guessing Envy but I don’t know what a demon of envy looks like.”</text:span></text:p>
      <text:p text:style-name="P5"><text:tab/>“<text:span text:style-name="T389">Of course, not. Changelings are amorphous. They have no true form of their own.”</text:span></text:p>
      <text:p text:style-name="P5"><text:span text:style-name="T143"><text:tab/>“</text:span><text:span text:style-name="T184">Changeling?” Whimsy repeate</text:span><text:span text:style-name="T185">d trying out the name.</text:span></text:p>
      <text:p text:style-name="P5"><text:span text:style-name="T185"><text:tab/>“</text:span><text:span text:style-name="T186">Those are demons?” Sandy questioned, “That’s…</text:span><text:span text:style-name="T187"> huh, that would make sense.”</text:span></text:p>
      <text:p text:style-name="P5"><text:span text:style-name="T187"><text:tab/>“</text:span><text:span text:style-name="T188">You know what? I don’t care! I’ve lost everything and been dumped in this shit hole!” Whimsy ranted, “And…</text:span><text:span text:style-name="T189"> And I killed someone.” Her eyes unfocused as she gaped, “</text:span><text:span text:style-name="T190">I’m a murderer now…”</text:span></text:p>
      <text:p text:style-name="P5"><text:span text:style-name="T190"><text:tab/></text:span><text:span text:style-name="T191">Sandy rolled her eyes, “</text:span><text:span text:style-name="T197">He was a bandit</text:span><text:span text:style-name="T191">. It’s not murder, </text:span><text:span text:style-name="T198">its civil service</text:span><text:span text:style-name="T191">.”</text:span></text:p>
      <text:p text:style-name="P5"><text:span text:style-name="T191"><text:tab/>“</text:span><text:span text:style-name="T192">But that’s so heartless. I don’t want to be a monster!”</text:span></text:p>
      <text:p text:style-name="P5"><text:span text:style-name="T192"><text:tab/>“</text:span><text:span text:style-name="T193">You want to be a corpse instead?” Sand</text:span><text:span text:style-name="T194">y</text:span><text:span text:style-name="T193"> asked before punching Whimsy hard enough to knock her off the bed. </text:span><text:span text:style-name="T194">Standing over the prone woman Sandy asked,</text:span><text:span text:style-name="T193"> “</text:span><text:span text:style-name="T194">Are you really this pathetic? Do you really think the world cares if you’re a monster or not? </text:span><text:span text:style-name="T196">Either way, </text:span><text:span text:style-name="T195">The world will kick your ass and take you for everything your worth if you let.</text:span><text:span text:style-name="T194">”</text:span></text:p>
      <text:p text:style-name="P21"><text:tab/>“<text:span text:style-name="T390">Did you really need to punch me?” Whimsy grumbled as she picked herself up. She muttered, “Maybe you should’ve been the demon.”</text:span></text:p>
      <text:p text:style-name="P21"><text:tab/>“<text:span text:style-name="T391">Yes, you’re acting like a fool. Death is just a fact of life and you are a monster. Get over it.”</text:span></text:p>
      <text:p text:style-name="P21"><text:tab/>“<text:span text:style-name="T392">Oh, I’m sorry. I don’t want to be a villain but if it bothers you I guess I should just throw out morality.” Whimsy spat.</text:span></text:p>
      <text:p text:style-name="P6"><text:tab/>“Morality is subjective. The only difference between a monster and a hero is the perspective.”</text:p>
      <text:p text:style-name="P6"><text:tab/>“<text:span text:style-name="T393">Really? You have to jump on the bandwagon too?”</text:span></text:p>
      <text:p text:style-name="P6"><text:span text:style-name="T143"><text:tab/></text:span><text:span text:style-name="T199">Sandy stared at the fuming woman, “</text:span><text:span text:style-name="T200">How the hell are you self-righteous </text:span><text:span text:style-name="T201">as a</text:span><text:span text:style-name="T200"> demon?”</text:span></text:p>
      <text:p text:style-name="P6"><text:span text:style-name="T200"><text:tab/>“</text:span><text:span text:style-name="T202">I just want my life back.” Whimsy slumped, “</text:span><text:span text:style-name="T203">I liked living in… in… why can’t I remember where I lived?”</text:span></text:p>
      <text:p text:style-name="P6"><text:span text:style-name="T203"><text:tab/>“</text:span><text:span text:style-name="T204">Well, then get stronger. You’ll need it if you want to </text:span><text:span text:style-name="T205">run</text:span><text:span text:style-name="T204"> your own life.”</text:span></text:p>
      <text:p text:style-name="P6"><text:span text:style-name="T204"><text:tab/>“</text:span><text:span text:style-name="T206">What?”</text:span></text:p>
      <text:p text:style-name="P6"><text:soft-page-break/><text:span text:style-name="T206"><text:tab/></text:span><text:span text:style-name="T394">“There’s a global system that allows people to gain absurd levels of strength and they use a feudal system. There’s only a thin facade separating you form the law of the jungle.”</text:span></text:p>
      <text:p text:style-name="P40"><text:span text:style-name="T143"><text:tab/>“</text:span><text:span text:style-name="T207">What do you think was going to happen yesterday?” Sandy continued without waiting for an answer, “</text:span><text:span text:style-name="T208">You would have been stripped, broken, and sold as a slave. </text:span><text:span text:style-name="T209">Honestly, </text:span><text:span text:style-name="T210">you were pretty reckless</text:span><text:span text:style-name="T209">. </text:span><text:span text:style-name="T210">If they caught you…</text:span><text:span text:style-name="T209">”</text:span></text:p>
      <text:p text:style-name="P22"><text:tab/>“<text:span text:style-name="T395">Where are we going?” Whimsy asked as she followed Sandy around the base.</text:span></text:p>
      <text:p text:style-name="P22"><text:tab/>“<text:span text:style-name="T396">We need experience but all of the good sources ran away yesterday.” Sandy answered while inspecting one of the daggers left behind. The bandits took everything they could with them but there had been a larger stockpile of cheap weapons than they could carry off. “We’re going hunting.”</text:span></text:p>
      <text:p text:style-name="P22"><text:tab/>“<text:span text:style-name="T397">Bandits are going to teach us something?”</text:span></text:p>
      <text:p text:style-name="P22"><text:tab/>“<text:span text:style-name="T398">What?” Sandy stared at Whimsy dumbfounded, “Experience, we’re getting experience. You know, what you get from killing things that let’s you level up?” Seeing Whimsy blank look she continued, “You’re an outsider? You should have gotten some yesterday when you killed Bryon. Do you remember that?”</text:span></text:p>
      <text:p text:style-name="P22"><text:tab/>“<text:span text:style-name="T399">You mean his soul?”</text:span></text:p>
      <text:p text:style-name="P23"><text:tab/>“<text:span text:style-name="T399">Uh, no. I’ve heard that outsider came from worlds without a will but they are still subject to the will of the Verdant Sphere. I don’t know what to make of this.” Sandy said, “Let’s just focus on the task at hand.”</text:span></text:p>
      <text:p text:style-name="P24"><text:span text:style-name="T399"><text:tab/></text:span><text:span text:style-name="T119">“</text:span><text:span text:style-name="T120">What is she talking about?” </text:span><text:span text:style-name="T400">Whimsy directed at Mal as she followed Sandy out of the encampment.</text:span></text:p>
      <text:p text:style-name="P24"><text:span text:style-name="T400"><text:tab/></text:span><text:span text:style-name="T120">“</text:span><text:span text:style-name="T121">I told you,</text:span><text:span text:style-name="T120"> this world has a system. </text:span><text:span text:style-name="T121">It’s artificial and was created with magic woven through it to govern the natural laws.” </text:span><text:span text:style-name="T401">Mal chuckled, </text:span><text:span text:style-name="T121">“</text:span><text:span text:style-name="T122">It was actually inspired by video games of all things. Regardless, you are the only thing here not bound to it. It will be interesting to see what the consequences of that will be, but one of them is that you don’t gain experience. Instead you eat souls to gain power.”</text:span></text:p>
      <text:p text:style-name="P24"><text:span text:style-name="T122"><text:tab/>“</text:span><text:span text:style-name="T123">Lovely.” </text:span><text:span text:style-name="T402">Whimsy thought. “Hey what’s your story?”</text:span></text:p>
      <text:p text:style-name="P24"><text:tab/>“<text:span text:style-name="T403">My story?” Sandy said, “Nothing special. I’m just another street urchin turned adventurer.”</text:span></text:p>
      <text:p text:style-name="P24"><text:tab/>“<text:span text:style-name="T404">That’s it?”</text:span></text:p>
      <text:p text:style-name="P30"><text:span text:style-name="T209"><text:tab/>“</text:span><text:span text:style-name="T211">What were you expecting?”</text:span></text:p>
      <text:h text:style-name="P46" text:outline-level="1">Chapter 5</text:h>
      <text:p text:style-name="P31"><text:tab/><text:span text:style-name="T405">Finding the escaped bandits proved easy since they had not covered their tracks. When they caught up, Whimsy and Sandy found a pair of bandits sitting in a clearing arguing about how to divide their loot. Whimsy stumbled into the clearing in order to draw their attention.</text:span></text:p>
      <text:p text:style-name="P31"><text:tab/>“<text:span text:style-name="T406">Who are…” one of the bandits started while turning to face the intruder, “Oh, it’s one of the whores. Why don’t you come over here girly, we’ll keep you safe from the forest.”</text:span></text:p>
      <text:p text:style-name="P31"><text:tab/><text:span text:style-name="T407">As the men got up, Whimsy continued walking toward them, “Oh my, are you saying there are dangerous beasts around here?”</text:span></text:p>
      <text:p text:style-name="P31"><text:tab/>“<text:span text:style-name="T408">Oh yeah, you never know what you might run into out here.” the other man leered, “It’s important for friends to stick together. Do you have any other friends around?” Sandy had snuck up behind the men while they focused on Whimsy. When he stopped talking she covered his mouth and slit his throat in one smooth move. The second man did not even know anything was wrong before she did the same to him.</text:span></text:p>
      <text:p text:style-name="P31"><text:tab/>“<text:span text:style-name="T409">Damn, are you an assassin or something?” Whimsy grimaced as she watched the men bleed out.</text:span></text:p>
      <text:p text:style-name="P31"><text:tab/>“<text:span text:style-name="T410">No, just a medic.” Sandy replied while wiping off her blade, “You’re acting needs work though.”</text:span></text:p>
      <text:p text:style-name="P31"><text:tab/>“<text:span text:style-name="T411">What? You sneak up and heal people by surprise?”</text:span></text:p>
      <text:p text:style-name="P31"><text:tab/><text:span text:style-name="T411">Sandy rolled her eyes, “A medic is a combat class unlike those prissy clerics. We focus on endurance and keeping the party fighting. Serious healing has to wait until the fight ends but in exchange we can actually take a hit.”</text:span></text:p>
      <text:p text:style-name="P31"><text:tab/>“<text:span text:style-name="T412">I thought clerics were just preachers or something.”</text:span></text:p>
      <text:p text:style-name="P31"><text:tab/>“<text:span text:style-name="T413">Some are, but they’re users of holy magic. They’re most known for healing magic. The strongest ones are even able to bring people back from the dead.” Sandy explained as she gather the loot from the bandits. A piece of hard bread passed her sniff test and disappeared into her stomach.</text:span></text:p>
      <text:p text:style-name="P31"><text:tab/>“<text:span text:style-name="T414">That’s weird.” Whimsy said as she watched her partner eat. Turning to the corpses she could feel the pangs of hunger increase.</text:span></text:p>
      <text:p text:style-name="P31"><text:tab/><text:span text:style-name="T415">Noticing Whimsy’s look Sandy said, “Just eat them. You’re a demon, it’s what you do.”</text:span></text:p>
      <text:p text:style-name="P31"><text:tab/>“<text:span text:style-name="T416">But I don’t want to be evil.” Whimsy whined.</text:span></text:p>
      <text:p text:style-name="P31"><text:tab/><text:span text:style-name="T417">Sandy laughed, “What self-righteous nonsense. It’s just life, eat or be eaten. Is a cat evil because it eats mice?”</text:span></text:p>
      <text:p text:style-name="P31"><text:tab/>“<text:span text:style-name="T418">But that’s different!”</text:span></text:p>
      <text:p text:style-name="P31"><text:tab/>“<text:span text:style-name="T418">Not really, but regardless I would rather you eat them than me. Don’t make me force feed you.”</text:span></text:p>
      <text:p text:style-name="P31"><text:soft-page-break/><text:tab/><text:span text:style-name="T419">Whimsy hesitated but followed her instincts. She thrust a hand into the dead man’s chest and a faint glow came out of the body and moved up her arm. The wonderful taste that filled her only left her more conflicted but she repeated the process on the second man as well.</text:span></text:p>
      <text:p text:style-name="P31"><text:tab/><text:span text:style-name="T420">Several more groups of escaped bandits met the same end. “Hey, um, why didn’t you go with that other group?” Whimsy questioned, “I would’ve thought they would be more helpful than me.”</text:span></text:p>
      <text:p text:style-name="P31"><text:tab/>“<text:span text:style-name="T421">What? You wanted to be alone?” Sandy quirked an eyebrow, “I needed a change of pace. That wasn’t the first time I got into a bad spot. Tell me what do you think an adventurer is?”</text:span></text:p>
      <text:p text:style-name="P31"><text:tab/>“<text:span text:style-name="T422">Someone that goes on adventures?”</text:span></text:p>
      <text:p text:style-name="P31"><text:tab/>“<text:span text:style-name="T423">That’s what the Adventurer’s Guild would have you believe but in practice adventurer’s are at best swords of fortune working for the highest bidder. Most of the time we’re just murder hobos.” Sandy gave a mirthless chuckle, “Adventuring is a thing of desperation. You won’t go hungry for the rest of your life. As short as that may be. Monica is fine tailing after one of the holy heroes playing adventurer but that journey doesn’t have a happy ending.”</text:span></text:p>
      <text:p text:style-name="P31"><text:tab/>“<text:span text:style-name="T424">That doesn’t sound so bad. What makes you think she won’t have a happy ending?”</text:span></text:p>
      <text:p text:style-name="P31"><text:tab/><text:span text:style-name="T425">Sandy chuckled while wiping the blood from her blade, “The heroes are sent here from another world to fight whatever demon king happens to be around at the time. Even if they aren’t reckless they’re still going to be rushed by the kingdom and sent into insane situations. Besides I think I’ve got a good read on you. You aren’t going to just let me come to harm, right?”</text:span></text:p>
      <text:p text:style-name="P31"><text:tab/>“<text:span text:style-name="T426">Huh? No, why?” Whimsy replied causing the ethereal chains to appear around her arm. She blink at where the chains were after they disappeared, “Ah, that’s why. You just tricked me into being your bodyguard didn’t you. I don’t know whether I should be mad at you or myself.”</text:span></text:p>
      <text:p text:style-name="P31"><text:tab/>“<text:span text:style-name="T427">Consider it a lesson. Besides it would be foolish for me to fully trust you after just a day.” Sandy shrugged, “It’s not much different than what you were going to do anyway, right?”</text:span></text:p>
      <text:p text:style-name="P31"><text:tab/><text:span text:style-name="T428">Whimsy deadpanned, “Shameless. You are utterly shameless.”</text:span></text:p>
      <text:p text:style-name="P38"><text:tab/><text:span text:style-name="T2">“</text:span><text:span text:style-name="T124">Unfortunately for her, you aren’t fully connect to the world. You can break those contracts if you really want.” </text:span><text:span text:style-name="T212">Mal said.</text:span></text:p>
      <text:p text:style-name="P31"><text:tab/><text:span text:style-name="T429">The two worked their way through the forest and made it to a village. The smell was still unpleasant but since it was smaller that previous town it was not overwhelming. Once again the Adventurer’s Guild building on the edge of the town stood in contrast the surrounding thatched cottages.</text:span></text:p>
      <text:p text:style-name="P31"><text:tab/><text:span text:style-name="T430">Before leaving the trees, Sandy had gotten Whimsy to put on a more inconspicuous outfit. Mal had pointed out that shape-shifting applied to clothes as well opening up options. Whimsy settled on a knee length gambeson and pants both brown with a black belt around her waist.</text:span></text:p>
      <text:p text:style-name="P31"><text:tab/>“<text:span text:style-name="T431">Technically it’s against the rules, but the guild looks the other way as long as you aren’t causing a problem.” Sandy explained when she suggested sleeping in the guild hall. Night had fallen and they did not have enough to afford a room in the inn.</text:span></text:p>
      <text:p text:style-name="P31"><text:soft-page-break/><text:tab/><text:span text:style-name="T432">Whimsy had taken to drumming her fingers on the table she sat at with Sandy sleeping in the corner behind her. “Haven’t seen you around.” said the man that took the seat across from Whimsy, “Not many people up at this time of night. Couldn’t sleep?”</text:span></text:p>
      <text:p text:style-name="P31"><text:tab/>“<text:span text:style-name="T433">Not tired.” Whimsy replied, “Shouldn’t you be in bed too?”</text:span></text:p>
      <text:p text:style-name="P31"><text:tab/>“<text:span text:style-name="T434">The night is young, but if you wanted to accompany me…” he trailed off with an eyebrow waggle.</text:span></text:p>
      <text:p text:style-name="P31"><text:tab/>“<text:span text:style-name="T435">Is that the only reason you came by?”</text:span></text:p>
      <text:p text:style-name="P31"><text:tab/><text:span text:style-name="T436">He sighed, “No, you aren’t the first to arrive at night recently. A few sketchy characters have been skulking around recently and your companion there looks an awful lot like ‘em.” Whimsy looked over at Sandy wearing the best set of armor they got from the bandits. Best was relative and this set had seen better days.</text:span></text:p>
      <text:p text:style-name="P31"><text:tab/>“<text:span text:style-name="T437">Ah, must be the bandits. They scattered after their leader surrendered.”</text:span></text:p>
      <text:p text:style-name="P31"><text:tab/><text:span text:style-name="T437">The man leaned back and folded his arms, “And now someone else has to clean up your mess.”</text:span></text:p>
      <text:p text:style-name="P31"><text:tab/><text:span text:style-name="T438">Whimsy snorted, “No, we were their prisoners at the time. Take your complaints up with that other party.”</text:span></text:p>
      <text:p text:style-name="P31"><text:tab/>“<text:span text:style-name="T439">Oh. My apologies.” the man glanced at Sandy and sighed, “I suppose there’s really nothing for it. We’ll have to issue a curfew until this passes.” He pulled out a few coins and laid them on the table, “Here. It’s enough for a few days at the inn. It’s fine for tonight, but you’re going to need proper lodgings during the curfew.”</text:span></text:p>
      <text:p text:style-name="P31"><text:tab/><text:span text:style-name="T440">Morning came and Sandy was still asleep. After shooing away a fewer of the bolder male adventurers Whimsy figured and noon was late enough. When she tried to wake Sandy though she got a dagger to the stomach as Sandy became alert and scanned the area. “Oh, it’s you.” Sandy said and put the dagger away with a yawn.</text:span></text:p>
      <text:p text:style-name="P31"><text:tab/><text:span text:style-name="T441">Whimsy took a deep breath, “Alright, it’s bath time.”</text:span></text:p>
      <text:p text:style-name="P38"><text:tab/>“<text:span text:style-name="T442">What?” Sandy asked before Whimsy threw her over the shoulder like a sack of potatoes, “Put me down!” Whimsy ignored the struggling woman and walked out of the town.</text:span></text:p>
      <text:p text:style-name="P31"><text:tab/><text:span text:style-name="T443">An hour later the two returned to the guild hall, Sandy grumpier and damp. “Might as well get to work. We need more party members and then we can start adventuring again.”</text:span></text:p>
      <text:p text:style-name="P31"><text:tab/>“<text:span text:style-name="T444">Your friends just died and your already trying to replace them?” Whimsy questioned.</text:span></text:p>
      <text:p text:style-name="P31"><text:tab/>“<text:span text:style-name="T445">Hmph, yeah, friends. Only one of them died.” Sandy replied, “Ah, no that’s right you killed a second one. I’m used to and I think that was my third party in a month. This time I’ve already got a tank so I don’t have to settle for the dregs anymore.” Her smile did not inspire confidence in Whimsy.</text:span></text:p>
      <text:p text:style-name="P31"><text:tab/>“<text:span text:style-name="T446">A tank of what?” Whimsy asked.</text:span></text:p>
      <text:p text:style-name="P31"><text:tab/><text:span text:style-name="T446">Sandy blinked at Whimsy, “You. You’re the tank. You run in get all of the monster to focus on you while the rest of the party kills them.”</text:span></text:p>
      <text:p text:style-name="P31"><text:soft-page-break/><text:tab/>“<text:span text:style-name="T447">I didn’t sign up for that!” Whimsy shouted but Sandy just shrugged. Whimsy tried to kick the woman but could not get her leg to move. </text:span><text:span text:style-name="T125">“</text:span><text:span text:style-name="T126">Oh, </text:span><text:span text:style-name="T127">I gonna get her for this</text:span><text:span text:style-name="T126">.”</text:span><text:span text:style-name="T213"> </text:span><text:span text:style-name="T214">She leaned against the wall in the corner to glare at Sandy. </text:span><text:span text:style-name="T215">Meanwhile Sandy went around the room to talk with the various adventurers that had shown up. </text:span><text:span text:style-name="T216">It was clear her irritation was growing with each group she went to.</text:span></text:p>
      <text:p text:style-name="P31"><text:span text:style-name="T216"><text:tab/></text:span><text:span text:style-name="T217">Sandy was looking for a new group to talk with when she was approached by a man. </text:span><text:span text:style-name="T218">He had a </text:span><text:span text:style-name="T220">scholarly</text:span><text:span text:style-name="T218"> face but the rest of him was ensconced in a set of plate armor. </text:span><text:span text:style-name="T219">A small buckler shield was attached to his left arm. </text:span><text:span text:style-name="T221">He looked happy as Sandy led him back over to Whimsy. She looked like she had been sucking on lemons.</text:span></text:p>
      <text:p text:style-name="P31"><text:span text:style-name="T221"><text:tab/>“</text:span><text:span text:style-name="T222">You must be Whimsy.” greeted the man, “I’m Albert. I look forward to working together </text:span><text:span text:style-name="T223">on many an adventure</text:span><text:span text:style-name="T222">.”</text:span></text:p>
      <text:p text:style-name="P31"><text:span text:style-name="T222"><text:tab/>“</text:span><text:span text:style-name="T224">It’ll be interesting if nothing else.” </text:span><text:span text:style-name="T225">Whimsy replied.</text:span></text:p>
      <text:p text:style-name="P31"><text:span text:style-name="T225"><text:tab/>“</text:span><text:span text:style-name="T226">Let’s just get registered and then we can try an easy quest.” Sandy stated, “</text:span><text:span text:style-name="T227">I know at least Whimsy is new so we’re starting with basics. With a party this unconventional I would like to make sure everyone can hold their own in a solo battle.” She started to lead them to the counter but stopped and asked, “I almost forgot, what are your levels? I’m at level 32.”</text:span></text:p>
      <text:p text:style-name="P31"><text:span text:style-name="T227"><text:tab/>“</text:span><text:span text:style-name="T228">Ah, well,” the man averted his eyes as he replied, “I’m level </text:span><text:span text:style-name="T229">19, but don’t worry. </text:span><text:span text:style-name="T230">My armor can make up the difference.</text:span><text:span text:style-name="T228">”</text:span></text:p>
      <text:p text:style-name="P31"><text:span text:style-name="T228"><text:tab/></text:span><text:span text:style-name="T229">Whimsy pulled her card out of her pocket to check and said, “Level 36.”</text:span></text:p>
      <text:p text:style-name="P31"><text:span text:style-name="T229"><text:tab/>“</text:span><text:span text:style-name="T231">Of course you are.” Sandy mumbled before saying, “Alright, well, I think I saw a quest to kill some boars causing problems. That should be easy enough.”</text:span></text:p>
      <text:p text:style-name="P31"><text:span text:style-name="T231"><text:tab/>“</text:span><text:span text:style-name="T232">Getting back on the saddle already?” said the man behind the counter, “</text:span><text:span text:style-name="T233">Well, what can I do for you?”</text:span></text:p>
      <text:p text:style-name="P31"><text:span text:style-name="T233"><text:tab/></text:span><text:span text:style-name="T234">Whimsy noted that it was the same man from last night </text:span><text:span text:style-name="T235">behind the </text:span><text:span text:style-name="T236">counter</text:span><text:span text:style-name="T235"> </text:span><text:span text:style-name="T234">as she was registered for her first quest.</text:span></text:p>
      <text:p text:style-name="P25"/>
      <text:h text:style-name="P47" text:outline-level="1">Chapter 6</text:h>
      <text:p text:style-name="P32"><text:tab/><text:span text:style-name="T448">Sandy knew enough about tracking to make short work of finding the parties first target. Rooting around in the dirt near one of the forest trees was a boar. Covered in hair and weighing at least as much as a man the animal intimidated Whimsy despite reassurances that it was only level 16. It was among one of the largest animals she had seen during her life in the city.</text:span></text:p>
      <text:p text:style-name="P32"><text:tab/>“<text:span text:style-name="T449">Alright Albert, you’re up first. Think you can kill that boar.” Sandy asked.</text:span></text:p>
      <text:p text:style-name="P32"><text:tab/>“<text:span text:style-name="T450">I do believe it shall not be a problem.” Albert nodded and walked toward the boar. When it noticed his presence, the animal scraped at the dirt with it’s front legs and squealed. Albert braced himself and stared the boar in the eyes. He caught its charge with his buckler without a sound and a flash of light sped from the shield, across his shoulders and to the opposite hand. It did not stop at the tip of his fingers aimed continuing on to hit the boar in the side. The explosive disembowelment coated Albert and the surroundings in blood. “Oh, that was more violent than expected.” Albert grimaced as the front half of the boar continued flail.</text:span></text:p>
      <text:p text:style-name="P32"><text:tab/>“<text:span text:style-name="T451">I’ll second that opinion.” Whimsy added, “Gross.”</text:span></text:p>
      <text:p text:style-name="P33"><text:tab/>“<text:span text:style-name="T452">I’ll be damned.” Sandy said, “You actually are a battle mage. That was far stronger than should be possible at your level though. How’d you do that?”</text:span></text:p>
      <text:p text:style-name="P33"><text:tab/>“<text:span text:style-name="T453">That is true of normal attacks but that was a counter attack.” Albert beamed, “It’s far more efficient to simply redirect the energy in your opponents attacks than to generate it yourself. It needs more refinement but I think this field test was a success.”</text:span></text:p>
      <text:p text:style-name="P33"><text:tab/>“<text:span text:style-name="T454">I’ll say.” Sandy grumbled, “We aren’t getting many drops from this mess.”</text:span></text:p>
      <text:p text:style-name="P33"><text:tab/>“<text:span text:style-name="T455">Drops?” Whimsy asked.</text:span></text:p>
      <text:p text:style-name="P33"><text:tab/>“<text:span text:style-name="T455">Materials gathered from the corpse. The term makes more sense in dungeons where the bodies disappear and leave things behind.”</text:span></text:p>
      <text:p text:style-name="P33"><text:tab/><text:span text:style-name="T456">After inspecting the body Sandy cut off the left ear for ‘proof’ and decided to leave the rest to scavengers. It was time to track down another boar for Whimsy to take on.</text:span></text:p>
      <text:p text:style-name="P33"><text:tab/><text:span text:style-name="T457">Whimsy stared at the next boar they found, “Um, shouldn’t I have a weapon or something?”</text:span></text:p>
      <text:p text:style-name="P33"><text:tab/>“<text:span text:style-name="T458">Do you know how to use any?” Sandy asked.</text:span></text:p>
      <text:p text:style-name="P33"><text:tab/>“<text:span text:style-name="T459">No.”</text:span></text:p>
      <text:p text:style-name="P33"><text:tab/>“<text:span text:style-name="T459">Then your hands are going to be your best choice.”</text:span></text:p>
      <text:p text:style-name="P33"><text:tab/>“<text:span text:style-name="T460">What about a stick? A big stick? How hard could that be?”</text:span></text:p>
      <text:p text:style-name="P33"><text:tab/>“<text:span text:style-name="T460">You’re 20 levels higher than it, just go!” Sandy shouted and shoved Whimsy toward the beast.</text:span></text:p>
      <text:p text:style-name="P33"><text:tab/><text:span text:style-name="T461">Whimsy stared at the boar as it charged at her, “It’s attacking! What do I do?” She planted her face in the ground when the boar knocked her legs from under her. “It’s trying to eat me!?” she cried as the boar tried to gore her in the side with it’s tusks.</text:span></text:p>
      <text:p text:style-name="P33"><text:soft-page-break/><text:tab/>“<text:span text:style-name="T462">Shouldn’t we help?” Albert questioned.</text:span></text:p>
      <text:p text:style-name="P33"><text:tab/>“<text:span text:style-name="T462">No,” Sandy groaned, “those aren’t cries of pain. She’s just whining.”</text:span></text:p>
      <text:p text:style-name="P33"><text:tab/>“<text:span text:style-name="T463">I’m not whining!” Whimsy protested.</text:span></text:p>
      <text:p text:style-name="P33"><text:tab/>“<text:span text:style-name="T464">If you have time to argue, you have time to fight! You did better against those bandits. What’s the problem?”</text:span></text:p>
      <text:p text:style-name="P33"><text:tab/>“<text:span text:style-name="T464">Wild animals are dangerous!”</text:span></text:p>
      <text:p text:style-name="P33"><text:tab/>“<text:span text:style-name="T465">So are bandits!”</text:span></text:p>
      <text:p text:style-name="P33"><text:tab/><text:span text:style-name="T465">Whimsy blinked, “Right new world, new rules.” Noticing the change in her behavior the boar tried to back away but Whimsy latched onto its front leg hard enough to crack the bone. “Shitty new world. Shitty new city. Shitty bandits. Shitty manipulative bitches. Now shitty pigs.” She punctuated each statement with another punch to the boars head. “You know what?” she said as she stood up with the corpse in hand. “Fuck you, Casandra!” she yelled and threw the boar into a tree causing both to fall to the ground, “Well, I feel better now.”</text:span></text:p>
      <text:p text:style-name="P33"><text:tab/>“<text:span text:style-name="T467">That’s great and all, but there’s no corpse left.” Sandy said.</text:span></text:p>
      <text:p text:style-name="P33"><text:tab/><text:span text:style-name="T466">Albert blanched and whispered, “They really are crazy.”</text:span></text:p>
      <text:p text:style-name="P33"><text:tab/><text:span text:style-name="T468">Sandy’s fight with the next boar was swift and elegant. Just before it ran into her she sidestepped and used it’s own momentum to jam a knife through its eye socket. The animal died before it even hit the ground in pristine condition.</text:span></text:p>
      <text:p text:style-name="P33"><text:tab/>“<text:span text:style-name="T469">Okay, Albert how good are you on offense without relying on counterattacks?” Sandy asked as the group watched a group of boars milling about.</text:span></text:p>
      <text:p text:style-name="P33"><text:tab/>“<text:span text:style-name="T470">I can handle anything a typical mage can.” Albert replied and seeing the odd looks the women wore chuckled, “I’m well aware of how peculiar my equipment choices are. I come from a long line of knights. My talents and interests laying in magic did not exempt me from the traditional training. It would be a waste to ignore the armor training I received so I use it as a focus instead of the more traditional staff. I’ve found it works especially well for manipulating kinetic energies.”</text:span></text:p>
      <text:p text:style-name="P33"><text:tab/>“<text:span text:style-name="T471">OK, I thinking Whimsy can get their attention and we’ll attack from behind. They shouldn’t run away if they only see one person.” Sandy said.</text:span></text:p>
      <text:p text:style-name="P33"><text:tab/>“<text:span text:style-name="T472">Wait, why do I have to get beat up by the pigs?” Whimsy protested.</text:span></text:p>
      <text:p text:style-name="P33"><text:tab/>“<text:span text:style-name="T473">They’re boars. Pigs are docile. You’re practically immortal, anyway. Just take your anger out on them. You’ll be fine. Oh, and try not to fall this time.”</text:span></text:p>
      <text:p text:style-name="P33"><text:tab/><text:span text:style-name="T2">“</text:span><text:span text:style-name="T128">Fully immortal, </text:span><text:span text:style-name="T129">actually</text:span><text:span text:style-name="T128">. Even if you found a way to destroy your body, I can just send you back in.”</text:span><text:span text:style-name="T237"> Mal commented, </text:span><text:span text:style-name="T129">“</text:span><text:span text:style-name="T130">Feel free to live dangerously, it’s more fun.”</text:span></text:p>
      <text:p text:style-name="P33"><text:span text:style-name="T238"><text:tab/></text:span><text:span text:style-name="T239">“</text:span><text:span text:style-name="T240">This plan seems to have unnecessary risks.” Albert </text:span><text:span text:style-name="T244">stated</text:span><text:span text:style-name="T240">, “</text:span><text:span text:style-name="T241">Aren’t you being a too cavalier with your teammates life?”</text:span></text:p>
      <text:p text:style-name="P33"><text:soft-page-break/><text:span text:style-name="T241"><text:tab/>“</text:span><text:span text:style-name="T242">I’ve seen her regeneration rate. There’s nothing in the forest that could get through it.” </text:span><text:span text:style-name="T243">Sandy replied.</text:span></text:p>
      <text:p text:style-name="P33"><text:span text:style-name="T243"><text:tab/></text:span><text:span text:style-name="T244">Albert went to protest but stopped. He frowned, “</text:span><text:span text:style-name="T245">Regeneration? </text:span><text:span text:style-name="T246">That’s a trait of monsters, not humans. </text:span><text:span text:style-name="T247">I don’t see any magical implements either. How can she have that?”</text:span></text:p>
      <text:p text:style-name="P33"><text:span text:style-name="T247"><text:tab/>“</text:span><text:span text:style-name="T248">By being a demon.” </text:span><text:span text:style-name="T249">Whimsy shrugged, “</text:span><text:span text:style-name="T250">Still, </text:span><text:span text:style-name="T251">that’s a lot of pigs to wrestle at the same time. </text:span><text:span text:style-name="T252">I don’t know how to keep them from running away either.</text:span><text:span text:style-name="T250">”</text:span></text:p>
      <text:p text:style-name="P33"><text:span text:style-name="T131"><text:tab/>“</text:span><text:span text:style-name="T132">You can be more creative than that.”</text:span><text:span text:style-name="T253"> Mal admonished, </text:span><text:span text:style-name="T132">“You’re a shape shifter remember? Although that second issue… Hmm, yes and it would fit with your envy theme. </text:span><text:span text:style-name="T133">Try this.</text:span><text:span text:style-name="T132">”</text:span></text:p>
      <text:p text:style-name="P33"><text:span text:style-name="T253"><text:tab/></text:span><text:span text:style-name="T254">A design for a staff appeared in Whimsy’s mind before she could even ask what Mal meant. </text:span><text:span text:style-name="T133">“You can just… put things in my mind… And what do you mean envy theme. I don’t have a theme.” </text:span><text:span text:style-name="T254">Whimsy questioned while the other two argued.</text:span></text:p>
      <text:p text:style-name="P33"><text:span text:style-name="T254"><text:tab/></text:span><text:span text:style-name="T133">“</text:span><text:span text:style-name="T134">You’re a demon of envy. </text:span><text:span text:style-name="T135">E</text:span><text:span text:style-name="T134">mbrace it.”</text:span></text:p>
      <text:p text:style-name="P33"><text:span text:style-name="T255"><text:tab/></text:span><text:span text:style-name="T256">Whimy’s emotions were in an uproar but morbid curiosity won out in the end and she formed the staff. A pole of living wood, still green tinted grew from the palm of her hand. </text:span><text:span text:style-name="T257">Yellow flower buds formed around the head of the staff coating several inches of the length. </text:span><text:span text:style-name="T258">Large thorns were dotted along the rest of the staff. </text:span><text:span text:style-name="T136">“</text:span><text:span text:style-name="T137">This seems wildly impractical.”</text:span></text:p>
      <text:p text:style-name="P33"><text:span text:style-name="T137"><text:tab/>“For anyone else it would be. </text:span><text:span text:style-name="T138">You can even use it to inspire envy in your opponents to keep their attention.” </text:span><text:span text:style-name="T259">Mal gushed, </text:span><text:span text:style-name="T138">“</text:span><text:span text:style-name="T139">You’ll be the perfect distraction.”</text:span></text:p>
      <text:p text:style-name="P33"><text:span text:style-name="T260"><text:tab/>“</text:span><text:span text:style-name="T261">Fine, I’ll go play with the pigs.” Whimsy conceded.</text:span></text:p>
      <text:p text:style-name="P33"><text:span text:style-name="T261"><text:tab/></text:span><text:span text:style-name="T262">Her partners stopped arguing and stared when they saw her. “Where did you get that staff?” Sandy asked.</text:span></text:p>
      <text:p text:style-name="P26"><text:tab/>“Made it.” Whimsy said, “Now, we doing this or not?”</text:p>
      <text:p text:style-name="P33"><text:span text:style-name="T262"><text:tab/>“</text:span><text:span text:style-name="T263">I’m sorry, but it looks like you have thorns stabbing into your hand.” Albert stated.</text:span></text:p>
      <text:p text:style-name="P27"><text:tab/>“Eh, it’s not a big deal.” Whimsy started to make her way around the group of boars until she was opposite the other tw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01:33:29.840995597</meta:creation-date>
    <meta:generator>LibreOffice/6.0.7.3$Linux_X86_64 LibreOffice_project/00m0$Build-3</meta:generator>
    <dc:date>2021-06-03T23:17:33.043879814</dc:date>
    <meta:editing-duration>P15DT6H9M35S</meta:editing-duration>
    <meta:editing-cycles>853</meta:editing-cycles>
    <meta:document-statistic meta:table-count="0" meta:image-count="0" meta:object-count="0" meta:page-count="21" meta:paragraph-count="305" meta:word-count="8919" meta:character-count="49544" meta:non-whitespace-character-count="40627"/>
  </office:meta>
</office:document-meta>
</file>